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2">
          <table:table-cell office:value-type="string">
            <text:p>Date Pinawa</text:p>
          </table:table-cell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  <table:table-cell office:value-type="string">
            <text:p>11-29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  <table:table-cell table:style-name="ce1"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  <table:table-cell office:value-type="string">
            <text:p>57-157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295.96">
            <text:p>1295.96</text:p>
          </table:table-cell>
          <table:table-cell office:value-type="float" office:value="28.7455">
            <text:p>28.7455</text:p>
          </table:table-cell>
          <table:table-cell office:value-type="float" office:value="2947.76">
            <text:p>2947.76</text:p>
          </table:table-cell>
          <table:table-cell office:value-type="float" office:value="81.2706">
            <text:p>81.2706</text:p>
          </table:table-cell>
          <table:table-cell office:value-type="float" office:value="2575.27">
            <text:p>2575.27</text:p>
          </table:table-cell>
          <table:table-cell office:value-type="float" office:value="66.318">
            <text:p>66.318</text:p>
          </table:table-cell>
          <table:table-cell office:value-type="float" office:value="2645.94">
            <text:p>2645.94</text:p>
          </table:table-cell>
          <table:table-cell office:value-type="float" office:value="65.1866">
            <text:p>65.1866</text:p>
          </table:table-cell>
          <table:table-cell office:value-type="float" office:value="2751.58">
            <text:p>2751.58</text:p>
          </table:table-cell>
          <table:table-cell office:value-type="float" office:value="70.8216">
            <text:p>70.8216</text:p>
          </table:table-cell>
          <table:table-cell office:value-type="float" office:value="2402.58">
            <text:p>2402.58</text:p>
          </table:table-cell>
          <table:table-cell office:value-type="float" office:value="63.8238">
            <text:p>63.8238</text:p>
          </table:table-cell>
          <table:table-cell office:value-type="float" office:value="150.563">
            <text:p>150.563</text:p>
          </table:table-cell>
          <table:table-cell office:value-type="float" office:value="4.49044">
            <text:p>4.49044</text:p>
          </table:table-cell>
          <table:table-cell office:value-type="float" office:value="1053.87">
            <text:p>1053.87</text:p>
          </table:table-cell>
          <table:table-cell office:value-type="float" office:value="23.1177">
            <text:p>23.117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8.8167">
            <text:p>48.8167</text:p>
          </table:table-cell>
          <table:table-cell office:value-type="float" office:value="0.164142">
            <text:p>0.164142</text:p>
          </table:table-cell>
          <table:table-cell office:value-type="float" office:value="48.9004">
            <text:p>48.9004</text:p>
          </table:table-cell>
          <table:table-cell office:value-type="float" office:value="0.207933">
            <text:p>0.207933</text:p>
          </table:table-cell>
          <table:table-cell office:value-type="float" office:value="48.959">
            <text:p>48.959</text:p>
          </table:table-cell>
          <table:table-cell office:value-type="float" office:value="0.193577">
            <text:p>0.193577</text:p>
          </table:table-cell>
          <table:table-cell office:value-type="float" office:value="48.9142">
            <text:p>48.9142</text:p>
          </table:table-cell>
          <table:table-cell office:value-type="float" office:value="0.184864">
            <text:p>0.184864</text:p>
          </table:table-cell>
          <table:table-cell office:value-type="float" office:value="49.0721">
            <text:p>49.0721</text:p>
          </table:table-cell>
          <table:table-cell office:value-type="float" office:value="0.193184">
            <text:p>0.193184</text:p>
          </table:table-cell>
          <table:table-cell office:value-type="float" office:value="48.9525">
            <text:p>48.9525</text:p>
          </table:table-cell>
          <table:table-cell office:value-type="float" office:value="0.200352">
            <text:p>0.200352</text:p>
          </table:table-cell>
          <table:table-cell office:value-type="float" office:value="48.9675">
            <text:p>48.9675</text:p>
          </table:table-cell>
          <table:table-cell office:value-type="float" office:value="0.225162">
            <text:p>0.225162</text:p>
          </table:table-cell>
          <table:table-cell office:value-type="float" office:value="48.5787">
            <text:p>48.5787</text:p>
          </table:table-cell>
          <table:table-cell office:value-type="float" office:value="0.163424">
            <text:p>0.163424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88499">
            <text:p>7.88499</text:p>
          </table:table-cell>
          <table:table-cell office:value-type="float" office:value="0.221823">
            <text:p>0.221823</text:p>
          </table:table-cell>
          <table:table-cell office:value-type="float" office:value="8.31219">
            <text:p>8.31219</text:p>
          </table:table-cell>
          <table:table-cell office:value-type="float" office:value="0.288608">
            <text:p>0.288608</text:p>
          </table:table-cell>
          <table:table-cell office:value-type="float" office:value="8.22537">
            <text:p>8.22537</text:p>
          </table:table-cell>
          <table:table-cell office:value-type="float" office:value="0.267341">
            <text:p>0.267341</text:p>
          </table:table-cell>
          <table:table-cell office:value-type="float" office:value="8.15705">
            <text:p>8.15705</text:p>
          </table:table-cell>
          <table:table-cell office:value-type="float" office:value="0.254688">
            <text:p>0.254688</text:p>
          </table:table-cell>
          <table:table-cell office:value-type="float" office:value="8.18957">
            <text:p>8.18957</text:p>
          </table:table-cell>
          <table:table-cell office:value-type="float" office:value="0.266329">
            <text:p>0.266329</text:p>
          </table:table-cell>
          <table:table-cell office:value-type="float" office:value="8.32773">
            <text:p>8.32773</text:p>
          </table:table-cell>
          <table:table-cell office:value-type="float" office:value="0.277857">
            <text:p>0.277857</text:p>
          </table:table-cell>
          <table:table-cell office:value-type="float" office:value="8.34643">
            <text:p>8.34643</text:p>
          </table:table-cell>
          <table:table-cell office:value-type="float" office:value="0.313049">
            <text:p>0.313049</text:p>
          </table:table-cell>
          <table:table-cell office:value-type="float" office:value="7.99681">
            <text:p>7.99681</text:p>
          </table:table-cell>
          <table:table-cell office:value-type="float" office:value="0.222471">
            <text:p>0.222471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28.453">
            <text:p>228.453</text:p>
          </table:table-cell>
          <table:table-cell office:value-type="float" office:value="22.6244">
            <text:p>22.6244</text:p>
          </table:table-cell>
          <table:table-cell office:value-type="float" office:value="181.885">
            <text:p>181.885</text:p>
          </table:table-cell>
          <table:table-cell office:value-type="float" office:value="63.9406">
            <text:p>63.9406</text:p>
          </table:table-cell>
          <table:table-cell office:value-type="float" office:value="172.627">
            <text:p>172.627</text:p>
          </table:table-cell>
          <table:table-cell office:value-type="float" office:value="52.2355">
            <text:p>52.2355</text:p>
          </table:table-cell>
          <table:table-cell office:value-type="float" office:value="177.894">
            <text:p>177.894</text:p>
          </table:table-cell>
          <table:table-cell office:value-type="float" office:value="51.3339">
            <text:p>51.3339</text:p>
          </table:table-cell>
          <table:table-cell office:value-type="float" office:value="195.432">
            <text:p>195.432</text:p>
          </table:table-cell>
          <table:table-cell office:value-type="float" office:value="55.8491">
            <text:p>55.8491</text:p>
          </table:table-cell>
          <table:table-cell office:value-type="float" office:value="208.727">
            <text:p>208.727</text:p>
          </table:table-cell>
          <table:table-cell office:value-type="float" office:value="50.2418">
            <text:p>50.2418</text:p>
          </table:table-cell>
          <table:table-cell office:value-type="float" office:value="74.0609">
            <text:p>74.0609</text:p>
          </table:table-cell>
          <table:table-cell office:value-type="float" office:value="3.53423">
            <text:p>3.53423</text:p>
          </table:table-cell>
          <table:table-cell office:value-type="float" office:value="127.434">
            <text:p>127.434</text:p>
          </table:table-cell>
          <table:table-cell office:value-type="float" office:value="18.1633">
            <text:p>18.1633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3.49252">
            <text:p>-3.49252</text:p>
          </table:table-cell>
          <table:table-cell office:value-type="float" office:value="1.48918">
            <text:p>1.48918</text:p>
          </table:table-cell>
          <table:table-cell office:value-type="float" office:value="-9.02149">
            <text:p>-9.02149</text:p>
          </table:table-cell>
          <table:table-cell office:value-type="float" office:value="4.33797">
            <text:p>4.33797</text:p>
          </table:table-cell>
          <table:table-cell office:value-type="float" office:value="-7.67694">
            <text:p>-7.67694</text:p>
          </table:table-cell>
          <table:table-cell office:value-type="float" office:value="3.52286">
            <text:p>3.52286</text:p>
          </table:table-cell>
          <table:table-cell office:value-type="float" office:value="-7.66866">
            <text:p>-7.66866</text:p>
          </table:table-cell>
          <table:table-cell office:value-type="float" office:value="3.45305">
            <text:p>3.45305</text:p>
          </table:table-cell>
          <table:table-cell office:value-type="float" office:value="-8.12899">
            <text:p>-8.12899</text:p>
          </table:table-cell>
          <table:table-cell office:value-type="float" office:value="3.75735">
            <text:p>3.75735</text:p>
          </table:table-cell>
          <table:table-cell office:value-type="float" office:value="-7.29235">
            <text:p>-7.29235</text:p>
          </table:table-cell>
          <table:table-cell office:value-type="float" office:value="3.40474">
            <text:p>3.40474</text:p>
          </table:table-cell>
          <table:table-cell office:value-type="float" office:value="-0.432769">
            <text:p>-0.432769</text:p>
          </table:table-cell>
          <table:table-cell office:value-type="float" office:value="0.240173">
            <text:p>0.240173</text:p>
          </table:table-cell>
          <table:table-cell office:value-type="float" office:value="-2.75158">
            <text:p>-2.75158</text:p>
          </table:table-cell>
          <table:table-cell office:value-type="float" office:value="1.2066">
            <text:p>1.2066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345821">
            <text:p>0.0345821</text:p>
          </table:table-cell>
          <table:table-cell office:value-type="float" office:value="0.0147825">
            <text:p>0.0147825</text:p>
          </table:table-cell>
          <table:table-cell office:value-type="float" office:value="0.0914536">
            <text:p>0.0914536</text:p>
          </table:table-cell>
          <table:table-cell office:value-type="float" office:value="0.0430995">
            <text:p>0.0430995</text:p>
          </table:table-cell>
          <table:table-cell office:value-type="float" office:value="0.0782113">
            <text:p>0.0782113</text:p>
          </table:table-cell>
          <table:table-cell office:value-type="float" office:value="0.0349818">
            <text:p>0.0349818</text:p>
          </table:table-cell>
          <table:table-cell office:value-type="float" office:value="0.0774233">
            <text:p>0.0774233</text:p>
          </table:table-cell>
          <table:table-cell office:value-type="float" office:value="0.0342925">
            <text:p>0.0342925</text:p>
          </table:table-cell>
          <table:table-cell office:value-type="float" office:value="0.0813679">
            <text:p>0.0813679</text:p>
          </table:table-cell>
          <table:table-cell office:value-type="float" office:value="0.0372845">
            <text:p>0.0372845</text:p>
          </table:table-cell>
          <table:table-cell office:value-type="float" office:value="0.0736228">
            <text:p>0.0736228</text:p>
          </table:table-cell>
          <table:table-cell office:value-type="float" office:value="0.0338174">
            <text:p>0.0338174</text:p>
          </table:table-cell>
          <table:table-cell office:value-type="float" office:value="0.00390338">
            <text:p>0.00390338</text:p>
          </table:table-cell>
          <table:table-cell office:value-type="float" office:value="0.00238555">
            <text:p>0.00238555</text:p>
          </table:table-cell>
          <table:table-cell office:value-type="float" office:value="0.0276875">
            <text:p>0.0276875</text:p>
          </table:table-cell>
          <table:table-cell office:value-type="float" office:value="0.0119967">
            <text:p>0.0119967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]" office:value-type="float" office:value="18.5677325068686">
            <text:p>18.5677325069</text:p>
          </table:table-cell>
          <table:table-cell/>
          <table:table-cell table:formula="of:=2*SQRT(2*LN(2))*[.D9]" office:value-type="float" office:value="19.5737116301058">
            <text:p>19.5737116301</text:p>
          </table:table-cell>
          <table:table-cell/>
          <table:table-cell table:formula="of:=2*SQRT(2*LN(2))*[.F9]" office:value-type="float" office:value="19.3692661537962">
            <text:p>19.3692661538</text:p>
          </table:table-cell>
          <table:table-cell/>
          <table:table-cell table:formula="of:=2*SQRT(2*LN(2))*[.H9]" office:value-type="float" office:value="19.2083848483197">
            <text:p>19.2083848483</text:p>
          </table:table-cell>
          <table:table-cell/>
          <table:table-cell table:formula="of:=2*SQRT(2*LN(2))*[.J9]" office:value-type="float" office:value="19.2849635961841">
            <text:p>19.2849635962</text:p>
          </table:table-cell>
          <table:table-cell/>
          <table:table-cell table:formula="of:=2*SQRT(2*LN(2))*[.L9]" office:value-type="float" office:value="19.6103055336056">
            <text:p>19.6103055336</text:p>
          </table:table-cell>
          <table:table-cell/>
          <table:table-cell table:formula="of:=2*SQRT(2*LN(2))*[.N9]" office:value-type="float" office:value="19.6543406684477">
            <text:p>19.6543406684</text:p>
          </table:table-cell>
          <table:table-cell/>
          <table:table-cell table:formula="of:=2*SQRT(2*LN(2))*[.P9]" office:value-type="float" office:value="18.8310484843039">
            <text:p>18.8310484843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05.817">
            <text:p>105.817</text:p>
          </table:table-cell>
          <table:table-cell/>
          <table:table-cell office:value-type="float" office:value="105.9">
            <text:p>105.9</text:p>
          </table:table-cell>
          <table:table-cell/>
          <table:table-cell office:value-type="float" office:value="105.959">
            <text:p>105.959</text:p>
          </table:table-cell>
          <table:table-cell/>
          <table:table-cell office:value-type="float" office:value="105.914">
            <text:p>105.914</text:p>
          </table:table-cell>
          <table:table-cell/>
          <table:table-cell office:value-type="float" office:value="106.072">
            <text:p>106.072</text:p>
          </table:table-cell>
          <table:table-cell/>
          <table:table-cell office:value-type="float" office:value="105.953">
            <text:p>105.953</text:p>
          </table:table-cell>
          <table:table-cell/>
          <table:table-cell office:value-type="float" office:value="105.968">
            <text:p>105.968</text:p>
          </table:table-cell>
          <table:table-cell/>
          <table:table-cell office:value-type="float" office:value="105.579">
            <text:p>105.579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Date Pinawa</text:p>
          </table:table-cell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  <table:table-cell office:value-type="string">
            <text:p>60-16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647.165">
            <text:p>647.165</text:p>
          </table:table-cell>
          <table:table-cell office:value-type="float" office:value="13.8685">
            <text:p>13.8685</text:p>
          </table:table-cell>
          <table:table-cell office:value-type="float" office:value="1548.68">
            <text:p>1548.68</text:p>
          </table:table-cell>
          <table:table-cell office:value-type="float" office:value="33.7796">
            <text:p>33.7796</text:p>
          </table:table-cell>
          <table:table-cell office:value-type="float" office:value="1334.13">
            <text:p>1334.13</text:p>
          </table:table-cell>
          <table:table-cell office:value-type="float" office:value="28.1983">
            <text:p>28.1983</text:p>
          </table:table-cell>
          <table:table-cell office:value-type="float" office:value="1394.09">
            <text:p>1394.09</text:p>
          </table:table-cell>
          <table:table-cell office:value-type="float" office:value="29.9613">
            <text:p>29.9613</text:p>
          </table:table-cell>
          <table:table-cell office:value-type="float" office:value="1482.7">
            <text:p>1482.7</text:p>
          </table:table-cell>
          <table:table-cell office:value-type="float" office:value="31.1003">
            <text:p>31.1003</text:p>
          </table:table-cell>
          <table:table-cell office:value-type="float" office:value="1371.28">
            <text:p>1371.28</text:p>
          </table:table-cell>
          <table:table-cell office:value-type="float" office:value="28.9811">
            <text:p>28.9811</text:p>
          </table:table-cell>
          <table:table-cell office:value-type="float" office:value="87.552">
            <text:p>87.552</text:p>
          </table:table-cell>
          <table:table-cell office:value-type="float" office:value="2.54154">
            <text:p>2.54154</text:p>
          </table:table-cell>
          <table:table-cell office:value-type="float" office:value="610.255">
            <text:p>610.255</text:p>
          </table:table-cell>
          <table:table-cell office:value-type="float" office:value="12.7043">
            <text:p>12.7043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2.5155">
            <text:p>52.5155</text:p>
          </table:table-cell>
          <table:table-cell office:value-type="float" office:value="0.134129">
            <text:p>0.134129</text:p>
          </table:table-cell>
          <table:table-cell office:value-type="float" office:value="52.0511">
            <text:p>52.0511</text:p>
          </table:table-cell>
          <table:table-cell office:value-type="float" office:value="0.139719">
            <text:p>0.139719</text:p>
          </table:table-cell>
          <table:table-cell office:value-type="float" office:value="52.0264">
            <text:p>52.0264</text:p>
          </table:table-cell>
          <table:table-cell office:value-type="float" office:value="0.133264">
            <text:p>0.133264</text:p>
          </table:table-cell>
          <table:table-cell office:value-type="float" office:value="52.0852">
            <text:p>52.0852</text:p>
          </table:table-cell>
          <table:table-cell office:value-type="float" office:value="0.135099">
            <text:p>0.135099</text:p>
          </table:table-cell>
          <table:table-cell office:value-type="float" office:value="52.3006">
            <text:p>52.3006</text:p>
          </table:table-cell>
          <table:table-cell office:value-type="float" office:value="0.13168">
            <text:p>0.13168</text:p>
          </table:table-cell>
          <table:table-cell office:value-type="float" office:value="52.3535">
            <text:p>52.3535</text:p>
          </table:table-cell>
          <table:table-cell office:value-type="float" office:value="0.134114">
            <text:p>0.134114</text:p>
          </table:table-cell>
          <table:table-cell office:value-type="float" office:value="52.1481">
            <text:p>52.1481</text:p>
          </table:table-cell>
          <table:table-cell office:value-type="float" office:value="0.178565">
            <text:p>0.178565</text:p>
          </table:table-cell>
          <table:table-cell office:value-type="float" office:value="52.2958">
            <text:p>52.2958</text:p>
          </table:table-cell>
          <table:table-cell office:value-type="float" office:value="0.130701">
            <text:p>0.13070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5.94084">
            <text:p>5.94084</text:p>
          </table:table-cell>
          <table:table-cell office:value-type="float" office:value="0.162952">
            <text:p>0.162952</text:p>
          </table:table-cell>
          <table:table-cell office:value-type="float" office:value="6.11904">
            <text:p>6.11904</text:p>
          </table:table-cell>
          <table:table-cell office:value-type="float" office:value="0.171482">
            <text:p>0.171482</text:p>
          </table:table-cell>
          <table:table-cell office:value-type="float" office:value="6.0619">
            <text:p>6.0619</text:p>
          </table:table-cell>
          <table:table-cell office:value-type="float" office:value="0.162687">
            <text:p>0.162687</text:p>
          </table:table-cell>
          <table:table-cell office:value-type="float" office:value="6.03231">
            <text:p>6.03231</text:p>
          </table:table-cell>
          <table:table-cell office:value-type="float" office:value="0.164714">
            <text:p>0.164714</text:p>
          </table:table-cell>
          <table:table-cell office:value-type="float" office:value="6.01279">
            <text:p>6.01279</text:p>
          </table:table-cell>
          <table:table-cell office:value-type="float" office:value="0.160384">
            <text:p>0.160384</text:p>
          </table:table-cell>
          <table:table-cell office:value-type="float" office:value="6.08526">
            <text:p>6.08526</text:p>
          </table:table-cell>
          <table:table-cell office:value-type="float" office:value="0.16397">
            <text:p>0.16397</text:p>
          </table:table-cell>
          <table:table-cell office:value-type="float" office:value="5.856963">
            <text:p>5.856963</text:p>
          </table:table-cell>
          <table:table-cell office:value-type="float" office:value="0.215947">
            <text:p>0.215947</text:p>
          </table:table-cell>
          <table:table-cell office:value-type="float" office:value="5.96715">
            <text:p>5.96715</text:p>
          </table:table-cell>
          <table:table-cell office:value-type="float" office:value="0.159072">
            <text:p>0.159072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40.149">
            <text:p>240.149</text:p>
          </table:table-cell>
          <table:table-cell office:value-type="float" office:value="10.49">
            <text:p>10.49</text:p>
          </table:table-cell>
          <table:table-cell office:value-type="float" office:value="139.58">
            <text:p>139.58</text:p>
          </table:table-cell>
          <table:table-cell office:value-type="float" office:value="25.7812">
            <text:p>25.7812</text:p>
          </table:table-cell>
          <table:table-cell office:value-type="float" office:value="140.076">
            <text:p>140.076</text:p>
          </table:table-cell>
          <table:table-cell office:value-type="float" office:value="21.3839">
            <text:p>21.3839</text:p>
          </table:table-cell>
          <table:table-cell office:value-type="float" office:value="142.734">
            <text:p>142.734</text:p>
          </table:table-cell>
          <table:table-cell office:value-type="float" office:value="22.6938">
            <text:p>22.6938</text:p>
          </table:table-cell>
          <table:table-cell office:value-type="float" office:value="184.235">
            <text:p>184.235</text:p>
          </table:table-cell>
          <table:table-cell office:value-type="float" office:value="23.5634">
            <text:p>23.5634</text:p>
          </table:table-cell>
          <table:table-cell office:value-type="float" office:value="202.689">
            <text:p>202.689</text:p>
          </table:table-cell>
          <table:table-cell office:value-type="float" office:value="22.0697">
            <text:p>22.0697</text:p>
          </table:table-cell>
          <table:table-cell office:value-type="float" office:value="71.1942">
            <text:p>71.1942</text:p>
          </table:table-cell>
          <table:table-cell office:value-type="float" office:value="1.90551">
            <text:p>1.90551</text:p>
          </table:table-cell>
          <table:table-cell office:value-type="float" office:value="166.95">
            <text:p>166.95</text:p>
          </table:table-cell>
          <table:table-cell office:value-type="float" office:value="9.613539">
            <text:p>9.61353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061341">
            <text:p>-0.061341</text:p>
          </table:table-cell>
          <table:table-cell office:value-type="float" office:value="0.60642">
            <text:p>0.60642</text:p>
          </table:table-cell>
          <table:table-cell office:value-type="float" office:value="0.240255">
            <text:p>0.240255</text:p>
          </table:table-cell>
          <table:table-cell office:value-type="float" office:value="1.50906">
            <text:p>1.50906</text:p>
          </table:table-cell>
          <table:table-cell office:value-type="float" office:value="0.394317">
            <text:p>0.394317</text:p>
          </table:table-cell>
          <table:table-cell office:value-type="float" office:value="1.24425">
            <text:p>1.24425</text:p>
          </table:table-cell>
          <table:table-cell office:value-type="float" office:value="0.288688">
            <text:p>0.288688</text:p>
          </table:table-cell>
          <table:table-cell office:value-type="float" office:value="1.31841">
            <text:p>1.31841</text:p>
          </table:table-cell>
          <table:table-cell office:value-type="float" office:value="-0.0936029">
            <text:p>-0.0936029</text:p>
          </table:table-cell>
          <table:table-cell office:value-type="float" office:value="1.36671">
            <text:p>1.36671</text:p>
          </table:table-cell>
          <table:table-cell office:value-type="float" office:value="0.130952">
            <text:p>0.130952</text:p>
          </table:table-cell>
          <table:table-cell office:value-type="float" office:value="1.28535">
            <text:p>1.28535</text:p>
          </table:table-cell>
          <table:table-cell office:value-type="float" office:value="0.0750421">
            <text:p>0.0750421</text:p>
          </table:table-cell>
          <table:table-cell office:value-type="float" office:value="0.109688">
            <text:p>0.109688</text:p>
          </table:table-cell>
          <table:table-cell office:value-type="float" office:value="-0.0245043">
            <text:p>-0.0245043</text:p>
          </table:table-cell>
          <table:table-cell office:value-type="float" office:value="0.5572587">
            <text:p>0.5572587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032749">
            <text:p>0.0032749</text:p>
          </table:table-cell>
          <table:table-cell office:value-type="float" office:value="0.00589952">
            <text:p>0.00589952</text:p>
          </table:table-cell>
          <table:table-cell office:value-type="float" office:value="-0.0017605">
            <text:p>-0.0017605</text:p>
          </table:table-cell>
          <table:table-cell office:value-type="float" office:value="0.0147107">
            <text:p>0.0147107</text:p>
          </table:table-cell>
          <table:table-cell office:value-type="float" office:value="-0.00282678">
            <text:p>-0.00282678</text:p>
          </table:table-cell>
          <table:table-cell office:value-type="float" office:value="0.0121282">
            <text:p>0.0121282</text:p>
          </table:table-cell>
          <table:table-cell office:value-type="float" office:value="-0.00137476">
            <text:p>-0.00137476</text:p>
          </table:table-cell>
          <table:table-cell office:value-type="float" office:value="0.0128478">
            <text:p>0.0128478</text:p>
          </table:table-cell>
          <table:table-cell office:value-type="float" office:value="0.00372382">
            <text:p>0.00372382</text:p>
          </table:table-cell>
          <table:table-cell office:value-type="float" office:value="0.0133074">
            <text:p>0.0133074</text:p>
          </table:table-cell>
          <table:table-cell office:value-type="float" office:value="0.00152305">
            <text:p>0.00152305</text:p>
          </table:table-cell>
          <table:table-cell office:value-type="float" office:value="0.0125137">
            <text:p>0.0125137</text:p>
          </table:table-cell>
          <table:table-cell office:value-type="float" office:value="-0.00193569">
            <text:p>-0.00193569</text:p>
          </table:table-cell>
          <table:table-cell office:value-type="float" office:value="0.00106847">
            <text:p>0.00106847</text:p>
          </table:table-cell>
          <table:table-cell office:value-type="float" office:value="0.00741642">
            <text:p>0.00741642</text:p>
          </table:table-cell>
          <table:table-cell office:value-type="float" office:value="0.0054261">
            <text:p>0.0054261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25]" office:value-type="float" office:value="13.9896091163217">
            <text:p>13.9896091163</text:p>
          </table:table-cell>
          <table:table-cell/>
          <table:table-cell table:formula="of:=2*SQRT(2*LN(2))*[.D25]" office:value-type="float" office:value="14.4092380483462">
            <text:p>14.4092380483</text:p>
          </table:table-cell>
          <table:table-cell/>
          <table:table-cell table:formula="of:=2*SQRT(2*LN(2))*[.F25]" office:value-type="float" office:value="14.2746836309731">
            <text:p>14.274683631</text:p>
          </table:table-cell>
          <table:table-cell/>
          <table:table-cell table:formula="of:=2*SQRT(2*LN(2))*[.H25]" office:value-type="float" office:value="14.2050045058406">
            <text:p>14.2050045058</text:p>
          </table:table-cell>
          <table:table-cell/>
          <table:table-cell table:formula="of:=2*SQRT(2*LN(2))*[.J25]" office:value-type="float" office:value="14.1590384185616">
            <text:p>14.1590384186</text:p>
          </table:table-cell>
          <table:table-cell/>
          <table:table-cell table:formula="of:=2*SQRT(2*LN(2))*[.L25]" office:value-type="float" office:value="14.329692227225">
            <text:p>14.3296922272</text:p>
          </table:table-cell>
          <table:table-cell/>
          <table:table-cell table:formula="of:=2*SQRT(2*LN(2))*[.N25]" office:value-type="float" office:value="13.7920938754046">
            <text:p>13.7920938754</text:p>
          </table:table-cell>
          <table:table-cell/>
          <table:table-cell table:formula="of:=2*SQRT(2*LN(2))*[.P25]" office:value-type="float" office:value="14.0515644317064">
            <text:p>14.051564431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12.515">
            <text:p>112.515</text:p>
          </table:table-cell>
          <table:table-cell/>
          <table:table-cell office:value-type="float" office:value="112.051">
            <text:p>112.051</text:p>
          </table:table-cell>
          <table:table-cell/>
          <table:table-cell office:value-type="float" office:value="112.026">
            <text:p>112.026</text:p>
          </table:table-cell>
          <table:table-cell/>
          <table:table-cell office:value-type="float" office:value="112.085">
            <text:p>112.085</text:p>
          </table:table-cell>
          <table:table-cell/>
          <table:table-cell office:value-type="float" office:value="112.301">
            <text:p>112.301</text:p>
          </table:table-cell>
          <table:table-cell/>
          <table:table-cell office:value-type="float" office:value="112.353">
            <text:p>112.353</text:p>
          </table:table-cell>
          <table:table-cell/>
          <table:table-cell office:value-type="float" office:value="112.148">
            <text:p>112.148</text:p>
          </table:table-cell>
          <table:table-cell/>
          <table:table-cell office:value-type="float" office:value="112.296">
            <text:p>112.296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Date Pinawa</text:p>
          </table:table-cell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  <table:table-cell office:value-type="string">
            <text:p>98-198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  <table:table-cell office:value-type="string">
            <text:p>314-320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815.003">
            <text:p>815.003</text:p>
          </table:table-cell>
          <table:table-cell office:value-type="float" office:value="12.7178">
            <text:p>12.7178</text:p>
          </table:table-cell>
          <table:table-cell office:value-type="float" office:value="1896.78">
            <text:p>1896.78</text:p>
          </table:table-cell>
          <table:table-cell office:value-type="float" office:value="34.8297">
            <text:p>34.8297</text:p>
          </table:table-cell>
          <table:table-cell office:value-type="float" office:value="1588.02">
            <text:p>1588.02</text:p>
          </table:table-cell>
          <table:table-cell office:value-type="float" office:value="29.2724">
            <text:p>29.2724</text:p>
          </table:table-cell>
          <table:table-cell office:value-type="float" office:value="1639.21">
            <text:p>1639.21</text:p>
          </table:table-cell>
          <table:table-cell office:value-type="float" office:value="28.7007">
            <text:p>28.7007</text:p>
          </table:table-cell>
          <table:table-cell office:value-type="float" office:value="1796.89">
            <text:p>1796.89</text:p>
          </table:table-cell>
          <table:table-cell office:value-type="float" office:value="31.967">
            <text:p>31.967</text:p>
          </table:table-cell>
          <table:table-cell office:value-type="float" office:value="1681.89">
            <text:p>1681.89</text:p>
          </table:table-cell>
          <table:table-cell office:value-type="float" office:value="29.9993">
            <text:p>29.9993</text:p>
          </table:table-cell>
          <table:table-cell office:value-type="float" office:value="106.999">
            <text:p>106.999</text:p>
          </table:table-cell>
          <table:table-cell office:value-type="float" office:value="2.76062">
            <text:p>2.76062</text:p>
          </table:table-cell>
          <table:table-cell office:value-type="float" office:value="768.076">
            <text:p>768.076</text:p>
          </table:table-cell>
          <table:table-cell office:value-type="float" office:value="14.2438">
            <text:p>14.2438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0.2874">
            <text:p>50.2874</text:p>
          </table:table-cell>
          <table:table-cell office:value-type="float" office:value="0.111584">
            <text:p>0.111584</text:p>
          </table:table-cell>
          <table:table-cell office:value-type="float" office:value="50.2253">
            <text:p>50.2253</text:p>
          </table:table-cell>
          <table:table-cell office:value-type="float" office:value="0.135059">
            <text:p>0.135059</text:p>
          </table:table-cell>
          <table:table-cell office:value-type="float" office:value="50.2562">
            <text:p>50.2562</text:p>
          </table:table-cell>
          <table:table-cell office:value-type="float" office:value="0.136313">
            <text:p>0.136313</text:p>
          </table:table-cell>
          <table:table-cell office:value-type="float" office:value="50.2274">
            <text:p>50.2274</text:p>
          </table:table-cell>
          <table:table-cell office:value-type="float" office:value="0.12886">
            <text:p>0.12886</text:p>
          </table:table-cell>
          <table:table-cell office:value-type="float" office:value="50.4411">
            <text:p>50.4411</text:p>
          </table:table-cell>
          <table:table-cell office:value-type="float" office:value="0.130741">
            <text:p>0.130741</text:p>
          </table:table-cell>
          <table:table-cell office:value-type="float" office:value="50.2574">
            <text:p>50.2574</text:p>
          </table:table-cell>
          <table:table-cell office:value-type="float" office:value="0.131088">
            <text:p>0.131088</text:p>
          </table:table-cell>
          <table:table-cell office:value-type="float" office:value="50.681">
            <text:p>50.681</text:p>
          </table:table-cell>
          <table:table-cell office:value-type="float" office:value="0.19206">
            <text:p>0.19206</text:p>
          </table:table-cell>
          <table:table-cell office:value-type="float" office:value="50.1091">
            <text:p>50.1091</text:p>
          </table:table-cell>
          <table:table-cell office:value-type="float" office:value="0.135687">
            <text:p>0.13568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30531">
            <text:p>7.30531</text:p>
          </table:table-cell>
          <table:table-cell office:value-type="float" office:value="0.146247">
            <text:p>0.146247</text:p>
          </table:table-cell>
          <table:table-cell office:value-type="float" office:value="7.77749">
            <text:p>7.77749</text:p>
          </table:table-cell>
          <table:table-cell office:value-type="float" office:value="0.181705">
            <text:p>0.181705</text:p>
          </table:table-cell>
          <table:table-cell office:value-type="float" office:value="7.87325">
            <text:p>7.87325</text:p>
          </table:table-cell>
          <table:table-cell office:value-type="float" office:value="0.184529">
            <text:p>0.184529</text:p>
          </table:table-cell>
          <table:table-cell office:value-type="float" office:value="7.78701">
            <text:p>7.78701</text:p>
          </table:table-cell>
          <table:table-cell office:value-type="float" office:value="0.173486">
            <text:p>0.173486</text:p>
          </table:table-cell>
          <table:table-cell office:value-type="float" office:value="7.68345">
            <text:p>7.68345</text:p>
          </table:table-cell>
          <table:table-cell office:value-type="float" office:value="0.175717">
            <text:p>0.175717</text:p>
          </table:table-cell>
          <table:table-cell office:value-type="float" office:value="7.69453">
            <text:p>7.69453</text:p>
          </table:table-cell>
          <table:table-cell office:value-type="float" office:value="0.176232">
            <text:p>0.176232</text:p>
          </table:table-cell>
          <table:table-cell office:value-type="float" office:value="8.01038">
            <text:p>8.01038</text:p>
          </table:table-cell>
          <table:table-cell office:value-type="float" office:value="0.261909">
            <text:p>0.261909</text:p>
          </table:table-cell>
          <table:table-cell office:value-type="float" office:value="7.60517">
            <text:p>7.60517</text:p>
          </table:table-cell>
          <table:table-cell office:value-type="float" office:value="0.181542">
            <text:p>0.181542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98.267">
            <text:p>198.267</text:p>
          </table:table-cell>
          <table:table-cell office:value-type="float" office:value="10.0603">
            <text:p>10.0603</text:p>
          </table:table-cell>
          <table:table-cell office:value-type="float" office:value="137.233">
            <text:p>137.233</text:p>
          </table:table-cell>
          <table:table-cell office:value-type="float" office:value="27.7258">
            <text:p>27.7258</text:p>
          </table:table-cell>
          <table:table-cell office:value-type="float" office:value="126.733">
            <text:p>126.733</text:p>
          </table:table-cell>
          <table:table-cell office:value-type="float" office:value="23.326">
            <text:p>23.326</text:p>
          </table:table-cell>
          <table:table-cell office:value-type="float" office:value="127.872">
            <text:p>127.872</text:p>
          </table:table-cell>
          <table:table-cell office:value-type="float" office:value="22.8496">
            <text:p>22.8496</text:p>
          </table:table-cell>
          <table:table-cell office:value-type="float" office:value="157.883">
            <text:p>157.883</text:p>
          </table:table-cell>
          <table:table-cell office:value-type="float" office:value="25.4902">
            <text:p>25.4902</text:p>
          </table:table-cell>
          <table:table-cell office:value-type="float" office:value="166.972">
            <text:p>166.972</text:p>
          </table:table-cell>
          <table:table-cell office:value-type="float" office:value="23.8838">
            <text:p>23.8838</text:p>
          </table:table-cell>
          <table:table-cell office:value-type="float" office:value="43.0164">
            <text:p>43.0164</text:p>
          </table:table-cell>
          <table:table-cell office:value-type="float" office:value="2.20953">
            <text:p>2.20953</text:p>
          </table:table-cell>
          <table:table-cell office:value-type="float" office:value="105.275">
            <text:p>105.275</text:p>
          </table:table-cell>
          <table:table-cell office:value-type="float" office:value="11.3159">
            <text:p>11.315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916285">
            <text:p>-0.916285</text:p>
          </table:table-cell>
          <table:table-cell office:value-type="float" office:value="0.636597">
            <text:p>0.636597</text:p>
          </table:table-cell>
          <table:table-cell office:value-type="float" office:value="-3.74672">
            <text:p>-3.74672</text:p>
          </table:table-cell>
          <table:table-cell office:value-type="float" office:value="1.80692">
            <text:p>1.80692</text:p>
          </table:table-cell>
          <table:table-cell office:value-type="float" office:value="-3.09379">
            <text:p>-3.09379</text:p>
          </table:table-cell>
          <table:table-cell office:value-type="float" office:value="1.53054">
            <text:p>1.53054</text:p>
          </table:table-cell>
          <table:table-cell office:value-type="float" office:value="-3.03868">
            <text:p>-3.03868</text:p>
          </table:table-cell>
          <table:table-cell office:value-type="float" office:value="1.49028">
            <text:p>1.49028</text:p>
          </table:table-cell>
          <table:table-cell office:value-type="float" office:value="-3.3643">
            <text:p>-3.3643</text:p>
          </table:table-cell>
          <table:table-cell office:value-type="float" office:value="1.65809">
            <text:p>1.65809</text:p>
          </table:table-cell>
          <table:table-cell office:value-type="float" office:value="-2.95764">
            <text:p>-2.95764</text:p>
          </table:table-cell>
          <table:table-cell office:value-type="float" office:value="1.55509">
            <text:p>1.55509</text:p>
          </table:table-cell>
          <table:table-cell office:value-type="float" office:value="-0.158615">
            <text:p>-0.158615</text:p>
          </table:table-cell>
          <table:table-cell office:value-type="float" office:value="0.145933">
            <text:p>0.145933</text:p>
          </table:table-cell>
          <table:table-cell office:value-type="float" office:value="-0.977278">
            <text:p>-0.977278</text:p>
          </table:table-cell>
          <table:table-cell office:value-type="float" office:value="0.733231">
            <text:p>0.733231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096732">
            <text:p>0.0096732</text:p>
          </table:table-cell>
          <table:table-cell office:value-type="float" office:value="0.00626504">
            <text:p>0.00626504</text:p>
          </table:table-cell>
          <table:table-cell office:value-type="float" office:value="0.0379046">
            <text:p>0.0379046</text:p>
          </table:table-cell>
          <table:table-cell office:value-type="float" office:value="0.017805">
            <text:p>0.017805</text:p>
          </table:table-cell>
          <table:table-cell office:value-type="float" office:value="0.0321583">
            <text:p>0.0321583</text:p>
          </table:table-cell>
          <table:table-cell office:value-type="float" office:value="0.0150825">
            <text:p>0.0150825</text:p>
          </table:table-cell>
          <table:table-cell office:value-type="float" office:value="0.0313939">
            <text:p>0.0313939</text:p>
          </table:table-cell>
          <table:table-cell office:value-type="float" office:value="0.0146852">
            <text:p>0.0146852</text:p>
          </table:table-cell>
          <table:table-cell office:value-type="float" office:value="0.0340053">
            <text:p>0.0340053</text:p>
          </table:table-cell>
          <table:table-cell office:value-type="float" office:value="0.0163202">
            <text:p>0.0163202</text:p>
          </table:table-cell>
          <table:table-cell office:value-type="float" office:value="0.0312054">
            <text:p>0.0312054</text:p>
          </table:table-cell>
          <table:table-cell office:value-type="float" office:value="0.0153209">
            <text:p>0.0153209</text:p>
          </table:table-cell>
          <table:table-cell office:value-type="float" office:value="0.00229495">
            <text:p>0.00229495</text:p>
          </table:table-cell>
          <table:table-cell office:value-type="float" office:value="0.00143525">
            <text:p>0.00143525</text:p>
          </table:table-cell>
          <table:table-cell office:value-type="float" office:value="0.0139569">
            <text:p>0.0139569</text:p>
          </table:table-cell>
          <table:table-cell office:value-type="float" office:value="0.0072282">
            <text:p>0.007228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41]" office:value-type="float" office:value="17.202690423165">
            <text:p>17.2026904232</text:p>
          </table:table-cell>
          <table:table-cell/>
          <table:table-cell table:formula="of:=2*SQRT(2*LN(2))*[.D41]" office:value-type="float" office:value="18.3145893520278">
            <text:p>18.314589352</text:p>
          </table:table-cell>
          <table:table-cell/>
          <table:table-cell table:formula="of:=2*SQRT(2*LN(2))*[.F41]" office:value-type="float" office:value="18.5400869195399">
            <text:p>18.5400869195</text:p>
          </table:table-cell>
          <table:table-cell/>
          <table:table-cell table:formula="of:=2*SQRT(2*LN(2))*[.H41]" office:value-type="float" office:value="18.3370072388565">
            <text:p>18.3370072389</text:p>
          </table:table-cell>
          <table:table-cell/>
          <table:table-cell table:formula="of:=2*SQRT(2*LN(2))*[.J41]" office:value-type="float" office:value="18.093142074993">
            <text:p>18.093142075</text:p>
          </table:table-cell>
          <table:table-cell/>
          <table:table-cell table:formula="of:=2*SQRT(2*LN(2))*[.L41]" office:value-type="float" office:value="18.119233481092">
            <text:p>18.1192334811</text:p>
          </table:table-cell>
          <table:table-cell/>
          <table:table-cell table:formula="of:=2*SQRT(2*LN(2))*[.N41]" office:value-type="float" office:value="18.863003392315">
            <text:p>18.8630033923</text:p>
          </table:table-cell>
          <table:table-cell/>
          <table:table-cell table:formula="of:=2*SQRT(2*LN(2))*[.P41]" office:value-type="float" office:value="17.908806761868">
            <text:p>17.9088067619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48.287">
            <text:p>148.287</text:p>
          </table:table-cell>
          <table:table-cell/>
          <table:table-cell office:value-type="float" office:value="148.225">
            <text:p>148.225</text:p>
          </table:table-cell>
          <table:table-cell/>
          <table:table-cell office:value-type="float" office:value="148.256">
            <text:p>148.256</text:p>
          </table:table-cell>
          <table:table-cell/>
          <table:table-cell office:value-type="float" office:value="148.227">
            <text:p>148.227</text:p>
          </table:table-cell>
          <table:table-cell/>
          <table:table-cell office:value-type="float" office:value="148.441">
            <text:p>148.441</text:p>
          </table:table-cell>
          <table:table-cell/>
          <table:table-cell office:value-type="float" office:value="148.257">
            <text:p>148.257</text:p>
          </table:table-cell>
          <table:table-cell/>
          <table:table-cell office:value-type="float" office:value="148.681">
            <text:p>148.681</text:p>
          </table:table-cell>
          <table:table-cell/>
          <table:table-cell office:value-type="float" office:value="148.109">
            <text:p>148.109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Date Pinawa</text:p>
          </table:table-cell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  <table:table-cell office:value-type="string">
            <text:p>106-206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356.55">
            <text:p>1356.55</text:p>
          </table:table-cell>
          <table:table-cell office:value-type="float" office:value="28.0778">
            <text:p>28.0778</text:p>
          </table:table-cell>
          <table:table-cell office:value-type="float" office:value="3130.78">
            <text:p>3130.78</text:p>
          </table:table-cell>
          <table:table-cell office:value-type="float" office:value="74.8466">
            <text:p>74.8466</text:p>
          </table:table-cell>
          <table:table-cell office:value-type="float" office:value="2607.7">
            <text:p>2607.7</text:p>
          </table:table-cell>
          <table:table-cell office:value-type="float" office:value="62.5062">
            <text:p>62.5062</text:p>
          </table:table-cell>
          <table:table-cell office:value-type="float" office:value="2676.41">
            <text:p>2676.41</text:p>
          </table:table-cell>
          <table:table-cell office:value-type="float" office:value="65.0066">
            <text:p>65.0066</text:p>
          </table:table-cell>
          <table:table-cell office:value-type="float" office:value="2978.62">
            <text:p>2978.62</text:p>
          </table:table-cell>
          <table:table-cell office:value-type="float" office:value="71.5742">
            <text:p>71.5742</text:p>
          </table:table-cell>
          <table:table-cell office:value-type="float" office:value="2881.09">
            <text:p>2881.09</text:p>
          </table:table-cell>
          <table:table-cell office:value-type="float" office:value="69.9074">
            <text:p>69.9074</text:p>
          </table:table-cell>
          <table:table-cell office:value-type="float" office:value="178.451">
            <text:p>178.451</text:p>
          </table:table-cell>
          <table:table-cell office:value-type="float" office:value="5.60449">
            <text:p>5.60449</text:p>
          </table:table-cell>
          <table:table-cell office:value-type="float" office:value="1292.24">
            <text:p>1292.24</text:p>
          </table:table-cell>
          <table:table-cell office:value-type="float" office:value="27.522">
            <text:p>27.522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1.8825">
            <text:p>51.8825</text:p>
          </table:table-cell>
          <table:table-cell office:value-type="float" office:value="0.151252">
            <text:p>0.151252</text:p>
          </table:table-cell>
          <table:table-cell office:value-type="float" office:value="51.8634">
            <text:p>51.8634</text:p>
          </table:table-cell>
          <table:table-cell office:value-type="float" office:value="0.179599">
            <text:p>0.179599</text:p>
          </table:table-cell>
          <table:table-cell office:value-type="float" office:value="51.8659">
            <text:p>51.8659</text:p>
          </table:table-cell>
          <table:table-cell office:value-type="float" office:value="0.180596">
            <text:p>0.180596</text:p>
          </table:table-cell>
          <table:table-cell office:value-type="float" office:value="51.873">
            <text:p>51.873</text:p>
          </table:table-cell>
          <table:table-cell office:value-type="float" office:value="0.182949">
            <text:p>0.182949</text:p>
          </table:table-cell>
          <table:table-cell office:value-type="float" office:value="51.9882">
            <text:p>51.9882</text:p>
          </table:table-cell>
          <table:table-cell office:value-type="float" office:value="0.1801">
            <text:p>0.1801</text:p>
          </table:table-cell>
          <table:table-cell office:value-type="float" office:value="51.8371">
            <text:p>51.8371</text:p>
          </table:table-cell>
          <table:table-cell office:value-type="float" office:value="0.181642">
            <text:p>0.181642</text:p>
          </table:table-cell>
          <table:table-cell office:value-type="float" office:value="52.5185">
            <text:p>52.5185</text:p>
          </table:table-cell>
          <table:table-cell office:value-type="float" office:value="0.236964">
            <text:p>0.236964</text:p>
          </table:table-cell>
          <table:table-cell office:value-type="float" office:value="51.815">
            <text:p>51.815</text:p>
          </table:table-cell>
          <table:table-cell office:value-type="float" office:value="0.158267">
            <text:p>0.15826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56038">
            <text:p>7.56038</text:p>
          </table:table-cell>
          <table:table-cell office:value-type="float" office:value="0.201136">
            <text:p>0.201136</text:p>
          </table:table-cell>
          <table:table-cell office:value-type="float" office:value="8.07148">
            <text:p>8.07148</text:p>
          </table:table-cell>
          <table:table-cell office:value-type="float" office:value="0.24688">
            <text:p>0.24688</text:p>
          </table:table-cell>
          <table:table-cell office:value-type="float" office:value="8.14897">
            <text:p>8.14897</text:p>
          </table:table-cell>
          <table:table-cell office:value-type="float" office:value="0.249398">
            <text:p>0.249398</text:p>
          </table:table-cell>
          <table:table-cell office:value-type="float" office:value="8.1346">
            <text:p>8.1346</text:p>
          </table:table-cell>
          <table:table-cell office:value-type="float" office:value="0.252519">
            <text:p>0.252519</text:p>
          </table:table-cell>
          <table:table-cell office:value-type="float" office:value="8.02905">
            <text:p>8.02905</text:p>
          </table:table-cell>
          <table:table-cell office:value-type="float" office:value="0.246381">
            <text:p>0.246381</text:p>
          </table:table-cell>
          <table:table-cell office:value-type="float" office:value="7.99177">
            <text:p>7.99177</text:p>
          </table:table-cell>
          <table:table-cell office:value-type="float" office:value="0.248427">
            <text:p>0.248427</text:p>
          </table:table-cell>
          <table:table-cell office:value-type="float" office:value="8.22398">
            <text:p>8.22398</text:p>
          </table:table-cell>
          <table:table-cell office:value-type="float" office:value="0.325247">
            <text:p>0.325247</text:p>
          </table:table-cell>
          <table:table-cell office:value-type="float" office:value="7.82806">
            <text:p>7.82806</text:p>
          </table:table-cell>
          <table:table-cell office:value-type="float" office:value="0.214337">
            <text:p>0.214337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77.005">
            <text:p>277.005</text:p>
          </table:table-cell>
          <table:table-cell office:value-type="float" office:value="22.6252">
            <text:p>22.6252</text:p>
          </table:table-cell>
          <table:table-cell office:value-type="float" office:value="195.914">
            <text:p>195.914</text:p>
          </table:table-cell>
          <table:table-cell office:value-type="float" office:value="60.6044">
            <text:p>60.6044</text:p>
          </table:table-cell>
          <table:table-cell office:value-type="float" office:value="189.719">
            <text:p>189.719</text:p>
          </table:table-cell>
          <table:table-cell office:value-type="float" office:value="50.6136">
            <text:p>50.6136</text:p>
          </table:table-cell>
          <table:table-cell office:value-type="float" office:value="192.509">
            <text:p>192.509</text:p>
          </table:table-cell>
          <table:table-cell office:value-type="float" office:value="52.6441">
            <text:p>52.6441</text:p>
          </table:table-cell>
          <table:table-cell office:value-type="float" office:value="225.697">
            <text:p>225.697</text:p>
          </table:table-cell>
          <table:table-cell office:value-type="float" office:value="58.0106">
            <text:p>58.0106</text:p>
          </table:table-cell>
          <table:table-cell office:value-type="float" office:value="239.246">
            <text:p>239.246</text:p>
          </table:table-cell>
          <table:table-cell office:value-type="float" office:value="56.5792">
            <text:p>56.5792</text:p>
          </table:table-cell>
          <table:table-cell office:value-type="float" office:value="75.6827">
            <text:p>75.6827</text:p>
          </table:table-cell>
          <table:table-cell office:value-type="float" office:value="4.56569">
            <text:p>4.56569</text:p>
          </table:table-cell>
          <table:table-cell office:value-type="float" office:value="163.221">
            <text:p>163.221</text:p>
          </table:table-cell>
          <table:table-cell office:value-type="float" office:value="22.2498">
            <text:p>22.2498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2.99277">
            <text:p>-2.99277</text:p>
          </table:table-cell>
          <table:table-cell office:value-type="float" office:value="1.44936">
            <text:p>1.44936</text:p>
          </table:table-cell>
          <table:table-cell office:value-type="float" office:value="-8.08305">
            <text:p>-8.08305</text:p>
          </table:table-cell>
          <table:table-cell office:value-type="float" office:value="4.01944">
            <text:p>4.01944</text:p>
          </table:table-cell>
          <table:table-cell office:value-type="float" office:value="-7.13664">
            <text:p>-7.13664</text:p>
          </table:table-cell>
          <table:table-cell office:value-type="float" office:value="3.37362">
            <text:p>3.37362</text:p>
          </table:table-cell>
          <table:table-cell office:value-type="float" office:value="-7.26683">
            <text:p>-7.26683</text:p>
          </table:table-cell>
          <table:table-cell office:value-type="float" office:value="3.50688">
            <text:p>3.50688</text:p>
          </table:table-cell>
          <table:table-cell office:value-type="float" office:value="-7.54889">
            <text:p>-7.54889</text:p>
          </table:table-cell>
          <table:table-cell office:value-type="float" office:value="3.82568">
            <text:p>3.82568</text:p>
          </table:table-cell>
          <table:table-cell office:value-type="float" office:value="-6.90645">
            <text:p>-6.90645</text:p>
          </table:table-cell>
          <table:table-cell office:value-type="float" office:value="3.73232">
            <text:p>3.73232</text:p>
          </table:table-cell>
          <table:table-cell office:value-type="float" office:value="-0.82892">
            <text:p>-0.82892</text:p>
          </table:table-cell>
          <table:table-cell office:value-type="float" office:value="0.0301598">
            <text:p>0.0301598</text:p>
          </table:table-cell>
          <table:table-cell office:value-type="float" office:value="-3.22664">
            <text:p>-3.22664</text:p>
          </table:table-cell>
          <table:table-cell office:value-type="float" office:value="1.45222">
            <text:p>1.4522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234739">
            <text:p>0.0234739</text:p>
          </table:table-cell>
          <table:table-cell office:value-type="float" office:value="0.0141392">
            <text:p>0.0141392</text:p>
          </table:table-cell>
          <table:table-cell office:value-type="float" office:value="0.0783409">
            <text:p>0.0783409</text:p>
          </table:table-cell>
          <table:table-cell office:value-type="float" office:value="0.0392883">
            <text:p>0.0392883</text:p>
          </table:table-cell>
          <table:table-cell office:value-type="float" office:value="0.068763">
            <text:p>0.068763</text:p>
          </table:table-cell>
          <table:table-cell office:value-type="float" office:value="0.0329774">
            <text:p>0.0329774</text:p>
          </table:table-cell>
          <table:table-cell office:value-type="float" office:value="0.0701269">
            <text:p>0.0701269</text:p>
          </table:table-cell>
          <table:table-cell office:value-type="float" office:value="0.0342779">
            <text:p>0.0342779</text:p>
          </table:table-cell>
          <table:table-cell office:value-type="float" office:value="0.0721042">
            <text:p>0.0721042</text:p>
          </table:table-cell>
          <table:table-cell office:value-type="float" office:value="0.0373673">
            <text:p>0.0373673</text:p>
          </table:table-cell>
          <table:table-cell office:value-type="float" office:value="0.0663386">
            <text:p>0.0663386</text:p>
          </table:table-cell>
          <table:table-cell office:value-type="float" office:value="0.0364845">
            <text:p>0.0364845</text:p>
          </table:table-cell>
          <table:table-cell office:value-type="float" office:value="0.00786597">
            <text:p>0.00786597</text:p>
          </table:table-cell>
          <table:table-cell office:value-type="float" office:value="0.00293792">
            <text:p>0.00293792</text:p>
          </table:table-cell>
          <table:table-cell office:value-type="float" office:value="0.0298638">
            <text:p>0.0298638</text:p>
          </table:table-cell>
          <table:table-cell office:value-type="float" office:value="0.0141952">
            <text:p>0.014195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57]" office:value-type="float" office:value="17.8033343720511">
            <text:p>17.8033343721</text:p>
          </table:table-cell>
          <table:table-cell/>
          <table:table-cell table:formula="of:=2*SQRT(2*LN(2))*[.D57]" office:value-type="float" office:value="19.0068828970664">
            <text:p>19.0068828971</text:p>
          </table:table-cell>
          <table:table-cell/>
          <table:table-cell table:formula="of:=2*SQRT(2*LN(2))*[.F57]" office:value-type="float" office:value="19.1893579023559">
            <text:p>19.1893579024</text:p>
          </table:table-cell>
          <table:table-cell/>
          <table:table-cell table:formula="of:=2*SQRT(2*LN(2))*[.H57]" office:value-type="float" office:value="19.1555191383088">
            <text:p>19.1555191383</text:p>
          </table:table-cell>
          <table:table-cell/>
          <table:table-cell table:formula="of:=2*SQRT(2*LN(2))*[.J57]" office:value-type="float" office:value="18.9069678825557">
            <text:p>18.9069678826</text:p>
          </table:table-cell>
          <table:table-cell/>
          <table:table-cell table:formula="of:=2*SQRT(2*LN(2))*[.L57]" office:value-type="float" office:value="18.819180191277">
            <text:p>18.8191801913</text:p>
          </table:table-cell>
          <table:table-cell/>
          <table:table-cell table:formula="of:=2*SQRT(2*LN(2))*[.N57]" office:value-type="float" office:value="19.3659929539336">
            <text:p>19.3659929539</text:p>
          </table:table-cell>
          <table:table-cell/>
          <table:table-cell table:formula="of:=2*SQRT(2*LN(2))*[.P57]" office:value-type="float" office:value="18.433672601705">
            <text:p>18.433672601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57.883">
            <text:p>157.883</text:p>
          </table:table-cell>
          <table:table-cell/>
          <table:table-cell office:value-type="float" office:value="157.863">
            <text:p>157.863</text:p>
          </table:table-cell>
          <table:table-cell/>
          <table:table-cell office:value-type="float" office:value="157.866">
            <text:p>157.866</text:p>
          </table:table-cell>
          <table:table-cell/>
          <table:table-cell office:value-type="float" office:value="157.873">
            <text:p>157.873</text:p>
          </table:table-cell>
          <table:table-cell/>
          <table:table-cell office:value-type="float" office:value="157.988">
            <text:p>157.988</text:p>
          </table:table-cell>
          <table:table-cell/>
          <table:table-cell office:value-type="float" office:value="157.837">
            <text:p>157.837</text:p>
          </table:table-cell>
          <table:table-cell/>
          <table:table-cell office:value-type="float" office:value="158.519">
            <text:p>158.519</text:p>
          </table:table-cell>
          <table:table-cell/>
          <table:table-cell office:value-type="float" office:value="157.815">
            <text:p>157.815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Date Pinawa</text:p>
          </table:table-cell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  <table:table-cell office:value-type="string">
            <text:p>11-22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  <table:table-cell office:value-type="string">
            <text:p>314-318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657.06">
            <text:p>1657.06</text:p>
          </table:table-cell>
          <table:table-cell office:value-type="float" office:value="27.9678">
            <text:p>27.9678</text:p>
          </table:table-cell>
          <table:table-cell office:value-type="float" office:value="3794.31">
            <text:p>3794.31</text:p>
          </table:table-cell>
          <table:table-cell office:value-type="float" office:value="77.6295">
            <text:p>77.6295</text:p>
          </table:table-cell>
          <table:table-cell office:value-type="float" office:value="3184.88">
            <text:p>3184.88</text:p>
          </table:table-cell>
          <table:table-cell office:value-type="float" office:value="72.0891">
            <text:p>72.0891</text:p>
          </table:table-cell>
          <table:table-cell office:value-type="float" office:value="3219.48">
            <text:p>3219.48</text:p>
          </table:table-cell>
          <table:table-cell office:value-type="float" office:value="74.5567">
            <text:p>74.5567</text:p>
          </table:table-cell>
          <table:table-cell office:value-type="float" office:value="3547.33">
            <text:p>3547.33</text:p>
          </table:table-cell>
          <table:table-cell office:value-type="float" office:value="76.7623">
            <text:p>76.7623</text:p>
          </table:table-cell>
          <table:table-cell office:value-type="float" office:value="3306.41">
            <text:p>3306.41</text:p>
          </table:table-cell>
          <table:table-cell office:value-type="float" office:value="79.4946">
            <text:p>79.4946</text:p>
          </table:table-cell>
          <table:table-cell office:value-type="float" office:value="199.909">
            <text:p>199.909</text:p>
          </table:table-cell>
          <table:table-cell office:value-type="float" office:value="6.23066">
            <text:p>6.23066</text:p>
          </table:table-cell>
          <table:table-cell office:value-type="float" office:value="1493.51">
            <text:p>1493.51</text:p>
          </table:table-cell>
          <table:table-cell office:value-type="float" office:value="29.8672">
            <text:p>29.8672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6.177">
            <text:p>46.177</text:p>
          </table:table-cell>
          <table:table-cell office:value-type="float" office:value="0.12282">
            <text:p>0.12282</text:p>
          </table:table-cell>
          <table:table-cell office:value-type="float" office:value="46.1479">
            <text:p>46.1479</text:p>
          </table:table-cell>
          <table:table-cell office:value-type="float" office:value="0.152738">
            <text:p>0.152738</text:p>
          </table:table-cell>
          <table:table-cell office:value-type="float" office:value="46.1145">
            <text:p>46.1145</text:p>
          </table:table-cell>
          <table:table-cell office:value-type="float" office:value="0.170655">
            <text:p>0.170655</text:p>
          </table:table-cell>
          <table:table-cell office:value-type="float" office:value="46.1441">
            <text:p>46.1441</text:p>
          </table:table-cell>
          <table:table-cell office:value-type="float" office:value="0.17501">
            <text:p>0.17501</text:p>
          </table:table-cell>
          <table:table-cell office:value-type="float" office:value="46.319">
            <text:p>46.319</text:p>
          </table:table-cell>
          <table:table-cell office:value-type="float" office:value="0.162361">
            <text:p>0.162361</text:p>
          </table:table-cell>
          <table:table-cell office:value-type="float" office:value="46.1637">
            <text:p>46.1637</text:p>
          </table:table-cell>
          <table:table-cell office:value-type="float" office:value="0.180647">
            <text:p>0.180647</text:p>
          </table:table-cell>
          <table:table-cell office:value-type="float" office:value="46.823">
            <text:p>46.823</text:p>
          </table:table-cell>
          <table:table-cell office:value-type="float" office:value="0.236829">
            <text:p>0.236829</text:p>
          </table:table-cell>
          <table:table-cell office:value-type="float" office:value="46.0651">
            <text:p>46.0651</text:p>
          </table:table-cell>
          <table:table-cell office:value-type="float" office:value="0.148507">
            <text:p>0.148507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39782">
            <text:p>7.39782</text:p>
          </table:table-cell>
          <table:table-cell office:value-type="float" office:value="0.160562">
            <text:p>0.160562</text:p>
          </table:table-cell>
          <table:table-cell office:value-type="float" office:value="7.85986">
            <text:p>7.85986</text:p>
          </table:table-cell>
          <table:table-cell office:value-type="float" office:value="0.204133">
            <text:p>0.204133</text:p>
          </table:table-cell>
          <table:table-cell office:value-type="float" office:value="8.04133">
            <text:p>8.04133</text:p>
          </table:table-cell>
          <table:table-cell office:value-type="float" office:value="0.230373">
            <text:p>0.230373</text:p>
          </table:table-cell>
          <table:table-cell office:value-type="float" office:value="8.09996">
            <text:p>8.09996</text:p>
          </table:table-cell>
          <table:table-cell office:value-type="float" office:value="0.236921">
            <text:p>0.236921</text:p>
          </table:table-cell>
          <table:table-cell office:value-type="float" office:value="7.97271">
            <text:p>7.97271</text:p>
          </table:table-cell>
          <table:table-cell office:value-type="float" office:value="0.218534">
            <text:p>0.218534</text:p>
          </table:table-cell>
          <table:table-cell office:value-type="float" office:value="7.99724">
            <text:p>7.99724</text:p>
          </table:table-cell>
          <table:table-cell office:value-type="float" office:value="0.243027">
            <text:p>0.243027</text:p>
          </table:table-cell>
          <table:table-cell office:value-type="float" office:value="8.2163">
            <text:p>8.2163</text:p>
          </table:table-cell>
          <table:table-cell office:value-type="float" office:value="0.326682">
            <text:p>0.326682</text:p>
          </table:table-cell>
          <table:table-cell office:value-type="float" office:value="7.76718">
            <text:p>7.76718</text:p>
          </table:table-cell>
          <table:table-cell office:value-type="float" office:value="0.197308">
            <text:p>0.19730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30.489">
            <text:p>230.489</text:p>
          </table:table-cell>
          <table:table-cell office:value-type="float" office:value="21.539">
            <text:p>21.539</text:p>
          </table:table-cell>
          <table:table-cell office:value-type="float" office:value="177.374">
            <text:p>177.374</text:p>
          </table:table-cell>
          <table:table-cell office:value-type="float" office:value="59.9429">
            <text:p>59.9429</text:p>
          </table:table-cell>
          <table:table-cell office:value-type="float" office:value="167.265">
            <text:p>167.265</text:p>
          </table:table-cell>
          <table:table-cell office:value-type="float" office:value="55.6412">
            <text:p>55.6412</text:p>
          </table:table-cell>
          <table:table-cell office:value-type="float" office:value="171.336">
            <text:p>171.336</text:p>
          </table:table-cell>
          <table:table-cell office:value-type="float" office:value="57.5433">
            <text:p>57.5433</text:p>
          </table:table-cell>
          <table:table-cell office:value-type="float" office:value="209.734">
            <text:p>209.734</text:p>
          </table:table-cell>
          <table:table-cell office:value-type="float" office:value="59.3318">
            <text:p>59.3318</text:p>
          </table:table-cell>
          <table:table-cell office:value-type="float" office:value="227.08">
            <text:p>227.08</text:p>
          </table:table-cell>
          <table:table-cell office:value-type="float" office:value="61.3873">
            <text:p>61.3873</text:p>
          </table:table-cell>
          <table:table-cell office:value-type="float" office:value="52.7096">
            <text:p>52.7096</text:p>
          </table:table-cell>
          <table:table-cell office:value-type="float" office:value="4.81949">
            <text:p>4.81949</text:p>
          </table:table-cell>
          <table:table-cell office:value-type="float" office:value="139.936">
            <text:p>139.936</text:p>
          </table:table-cell>
          <table:table-cell office:value-type="float" office:value="23.0459">
            <text:p>23.045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3.27359">
            <text:p>-3.27359</text:p>
          </table:table-cell>
          <table:table-cell office:value-type="float" office:value="1.37204">
            <text:p>1.37204</text:p>
          </table:table-cell>
          <table:table-cell office:value-type="float" office:value="-8.79973">
            <text:p>-8.79973</text:p>
          </table:table-cell>
          <table:table-cell office:value-type="float" office:value="3.92221">
            <text:p>3.92221</text:p>
          </table:table-cell>
          <table:table-cell office:value-type="float" office:value="-7.82012">
            <text:p>-7.82012</text:p>
          </table:table-cell>
          <table:table-cell office:value-type="float" office:value="3.68549">
            <text:p>3.68549</text:p>
          </table:table-cell>
          <table:table-cell office:value-type="float" office:value="-8.22609">
            <text:p>-8.22609</text:p>
          </table:table-cell>
          <table:table-cell office:value-type="float" office:value="3.82441">
            <text:p>3.82441</text:p>
          </table:table-cell>
          <table:table-cell office:value-type="float" office:value="-9.20574">
            <text:p>-9.20574</text:p>
          </table:table-cell>
          <table:table-cell office:value-type="float" office:value="3.91435">
            <text:p>3.91435</text:p>
          </table:table-cell>
          <table:table-cell office:value-type="float" office:value="-8.86383">
            <text:p>-8.86383</text:p>
          </table:table-cell>
          <table:table-cell office:value-type="float" office:value="4.04881">
            <text:p>4.04881</text:p>
          </table:table-cell>
          <table:table-cell office:value-type="float" office:value="-0.398664">
            <text:p>-0.398664</text:p>
          </table:table-cell>
          <table:table-cell office:value-type="float" office:value="0.327071">
            <text:p>0.327071</text:p>
          </table:table-cell>
          <table:table-cell office:value-type="float" office:value="-3.32184">
            <text:p>-3.32184</text:p>
          </table:table-cell>
          <table:table-cell office:value-type="float" office:value="1.49735">
            <text:p>1.49735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33202">
            <text:p>0.033202</text:p>
          </table:table-cell>
          <table:table-cell office:value-type="float" office:value="0.0137657">
            <text:p>0.0137657</text:p>
          </table:table-cell>
          <table:table-cell office:value-type="float" office:value="0.0920256">
            <text:p>0.0920256</text:p>
          </table:table-cell>
          <table:table-cell office:value-type="float" office:value="0.0394387">
            <text:p>0.0394387</text:p>
          </table:table-cell>
          <table:table-cell office:value-type="float" office:value="0.0820821">
            <text:p>0.0820821</text:p>
          </table:table-cell>
          <table:table-cell office:value-type="float" office:value="0.0370982">
            <text:p>0.0370982</text:p>
          </table:table-cell>
          <table:table-cell office:value-type="float" office:value="0.0859981">
            <text:p>0.0859981</text:p>
          </table:table-cell>
          <table:table-cell office:value-type="float" office:value="0.0385003">
            <text:p>0.0385003</text:p>
          </table:table-cell>
          <table:table-cell office:value-type="float" office:value="0.0954631">
            <text:p>0.0954631</text:p>
          </table:table-cell>
          <table:table-cell office:value-type="float" office:value="0.0393492">
            <text:p>0.0393492</text:p>
          </table:table-cell>
          <table:table-cell office:value-type="float" office:value="0.0936638">
            <text:p>0.0936638</text:p>
          </table:table-cell>
          <table:table-cell office:value-type="float" office:value="0.0407318">
            <text:p>0.0407318</text:p>
          </table:table-cell>
          <table:table-cell office:value-type="float" office:value="0.00580354">
            <text:p>0.00580354</text:p>
          </table:table-cell>
          <table:table-cell office:value-type="float" office:value="0.00328534">
            <text:p>0.00328534</text:p>
          </table:table-cell>
          <table:table-cell office:value-type="float" office:value="0.0342989">
            <text:p>0.0342989</text:p>
          </table:table-cell>
          <table:table-cell office:value-type="float" office:value="0.0150542">
            <text:p>0.015054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73]" office:value-type="float" office:value="17.4205348255309">
            <text:p>17.4205348255</text:p>
          </table:table-cell>
          <table:table-cell/>
          <table:table-cell table:formula="of:=2*SQRT(2*LN(2))*[.D73]" office:value-type="float" office:value="18.508555879137">
            <text:p>18.5085558791</text:p>
          </table:table-cell>
          <table:table-cell/>
          <table:table-cell table:formula="of:=2*SQRT(2*LN(2))*[.F73]" office:value-type="float" office:value="18.9358850727087">
            <text:p>18.9358850727</text:p>
          </table:table-cell>
          <table:table-cell/>
          <table:table-cell table:formula="of:=2*SQRT(2*LN(2))*[.H73]" office:value-type="float" office:value="19.0739481719489">
            <text:p>19.0739481719</text:p>
          </table:table-cell>
          <table:table-cell/>
          <table:table-cell table:formula="of:=2*SQRT(2*LN(2))*[.J73]" office:value-type="float" office:value="18.7742973212187">
            <text:p>18.7742973212</text:p>
          </table:table-cell>
          <table:table-cell/>
          <table:table-cell table:formula="of:=2*SQRT(2*LN(2))*[.L73]" office:value-type="float" office:value="18.8320610569233">
            <text:p>18.8320610569</text:p>
          </table:table-cell>
          <table:table-cell/>
          <table:table-cell table:formula="of:=2*SQRT(2*LN(2))*[.N73]" office:value-type="float" office:value="19.3479079359878">
            <text:p>19.347907936</text:p>
          </table:table-cell>
          <table:table-cell/>
          <table:table-cell table:formula="of:=2*SQRT(2*LN(2))*[.P73]" office:value-type="float" office:value="18.2903111573635">
            <text:p>18.2903111574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46.177">
            <text:p>46.177</text:p>
          </table:table-cell>
          <table:table-cell/>
          <table:table-cell office:value-type="float" office:value="46.1479">
            <text:p>46.1479</text:p>
          </table:table-cell>
          <table:table-cell/>
          <table:table-cell office:value-type="float" office:value="46.1145">
            <text:p>46.1145</text:p>
          </table:table-cell>
          <table:table-cell/>
          <table:table-cell office:value-type="float" office:value="46.1441">
            <text:p>46.1441</text:p>
          </table:table-cell>
          <table:table-cell/>
          <table:table-cell office:value-type="float" office:value="46.319">
            <text:p>46.319</text:p>
          </table:table-cell>
          <table:table-cell/>
          <table:table-cell office:value-type="float" office:value="46.1637">
            <text:p>46.1637</text:p>
          </table:table-cell>
          <table:table-cell/>
          <table:table-cell office:value-type="float" office:value="46.823">
            <text:p>46.823</text:p>
          </table:table-cell>
          <table:table-cell/>
          <table:table-cell office:value-type="float" office:value="46.0651">
            <text:p>46.0651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3">
          <table:table-cell office:value-type="string">
            <text:p>Date Pinawa</text:p>
          </table:table-cell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  <table:table-cell office:value-type="string">
            <text:p>12-09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1179.12">
            <text:p>1179.12</text:p>
          </table:table-cell>
          <table:table-cell office:value-type="float" office:value="24.1665">
            <text:p>24.1665</text:p>
          </table:table-cell>
          <table:table-cell office:value-type="float" office:value="2573.65">
            <text:p>2573.65</text:p>
          </table:table-cell>
          <table:table-cell office:value-type="float" office:value="65.7831">
            <text:p>65.7831</text:p>
          </table:table-cell>
          <table:table-cell office:value-type="float" office:value="2292.82">
            <text:p>2292.82</text:p>
          </table:table-cell>
          <table:table-cell office:value-type="float" office:value="55.4482">
            <text:p>55.4482</text:p>
          </table:table-cell>
          <table:table-cell table:style-name="ce3" office:value-type="float" office:value="2400.45">
            <text:p>2400.45</text:p>
          </table:table-cell>
          <table:table-cell table:style-name="ce3" office:value-type="float" office:value="58.5325">
            <text:p>58.5325</text:p>
          </table:table-cell>
          <table:table-cell table:style-name="ce3" office:value-type="float" office:value="2593.05">
            <text:p>2593.05</text:p>
          </table:table-cell>
          <table:table-cell table:style-name="ce3" office:value-type="float" office:value="60.3855">
            <text:p>60.3855</text:p>
          </table:table-cell>
          <table:table-cell table:style-name="ce3" office:value-type="float" office:value="2409.87">
            <text:p>2409.87</text:p>
          </table:table-cell>
          <table:table-cell table:style-name="ce3" office:value-type="float" office:value="58.0908">
            <text:p>58.0908</text:p>
          </table:table-cell>
          <table:table-cell table:style-name="ce3" office:value-type="float" office:value="165.667">
            <text:p>165.667</text:p>
          </table:table-cell>
          <table:table-cell table:style-name="ce3" office:value-type="float" office:value="5.11812">
            <text:p>5.11812</text:p>
          </table:table-cell>
          <table:table-cell table:style-name="ce3" office:value-type="float" office:value="1191.49">
            <text:p>1191.49</text:p>
          </table:table-cell>
          <table:table-cell table:style-name="ce3" office:value-type="float" office:value="27.3419">
            <text:p>27.3419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0.3169">
            <text:p>50.3169</text:p>
          </table:table-cell>
          <table:table-cell office:value-type="float" office:value="0.150459">
            <text:p>0.150459</text:p>
          </table:table-cell>
          <table:table-cell office:value-type="float" office:value="50.2894">
            <text:p>50.2894</text:p>
          </table:table-cell>
          <table:table-cell office:value-type="float" office:value="0.192234">
            <text:p>0.192234</text:p>
          </table:table-cell>
          <table:table-cell office:value-type="float" office:value="50.2188">
            <text:p>50.2188</text:p>
          </table:table-cell>
          <table:table-cell office:value-type="float" office:value="0.181685">
            <text:p>0.181685</text:p>
          </table:table-cell>
          <table:table-cell table:style-name="ce3" office:value-type="float" office:value="50.1365">
            <text:p>50.1365</text:p>
          </table:table-cell>
          <table:table-cell table:style-name="ce3" office:value-type="float" office:value="0.182586">
            <text:p>0.182586</text:p>
          </table:table-cell>
          <table:table-cell table:style-name="ce3" office:value-type="float" office:value="50.3586">
            <text:p>50.3586</text:p>
          </table:table-cell>
          <table:table-cell table:style-name="ce3" office:value-type="float" office:value="0.173575">
            <text:p>0.173575</text:p>
          </table:table-cell>
          <table:table-cell table:style-name="ce3" office:value-type="float" office:value="50.4348">
            <text:p>50.4348</text:p>
          </table:table-cell>
          <table:table-cell table:style-name="ce3" office:value-type="float" office:value="0.179761">
            <text:p>0.179761</text:p>
          </table:table-cell>
          <table:table-cell table:style-name="ce3" office:value-type="float" office:value="50.8025">
            <text:p>50.8025</text:p>
          </table:table-cell>
          <table:table-cell table:style-name="ce3" office:value-type="float" office:value="0.234926">
            <text:p>0.234926</text:p>
          </table:table-cell>
          <table:table-cell table:style-name="ce3" office:value-type="float" office:value="50.3927">
            <text:p>50.3927</text:p>
          </table:table-cell>
          <table:table-cell table:style-name="ce3" office:value-type="float" office:value="0.16982">
            <text:p>0.16982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74995">
            <text:p>7.74995</text:p>
          </table:table-cell>
          <table:table-cell office:value-type="float" office:value="0.201976">
            <text:p>0.201976</text:p>
          </table:table-cell>
          <table:table-cell office:value-type="float" office:value="8.26459">
            <text:p>8.26459</text:p>
          </table:table-cell>
          <table:table-cell office:value-type="float" office:value="0.266243">
            <text:p>0.266243</text:p>
          </table:table-cell>
          <table:table-cell office:value-type="float" office:value="8.13109">
            <text:p>8.13109</text:p>
          </table:table-cell>
          <table:table-cell office:value-type="float" office:value="0.251802">
            <text:p>0.251802</text:p>
          </table:table-cell>
          <table:table-cell table:style-name="ce3" office:value-type="float" office:value="8.03962">
            <text:p>8.03962</text:p>
          </table:table-cell>
          <table:table-cell table:style-name="ce3" office:value-type="float" office:value="0.251627">
            <text:p>0.251627</text:p>
          </table:table-cell>
          <table:table-cell table:style-name="ce3" office:value-type="float" office:value="8.05114">
            <text:p>8.05114</text:p>
          </table:table-cell>
          <table:table-cell table:style-name="ce3" office:value-type="float" office:value="0.237196">
            <text:p>0.237196</text:p>
          </table:table-cell>
          <table:table-cell table:style-name="ce3" office:value-type="float" office:value="8.0661">
            <text:p>8.0661</text:p>
          </table:table-cell>
          <table:table-cell table:style-name="ce3" office:value-type="float" office:value="0.245744">
            <text:p>0.245744</text:p>
          </table:table-cell>
          <table:table-cell table:style-name="ce3" office:value-type="float" office:value="8.58402">
            <text:p>8.58402</text:p>
          </table:table-cell>
          <table:table-cell table:style-name="ce3" office:value-type="float" office:value="0.332344">
            <text:p>0.332344</text:p>
          </table:table-cell>
          <table:table-cell table:style-name="ce3" office:value-type="float" office:value="7.78719">
            <text:p>7.78719</text:p>
          </table:table-cell>
          <table:table-cell table:style-name="ce3" office:value-type="float" office:value="0.230135">
            <text:p>0.230135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029.36">
            <text:p>1029.36</text:p>
          </table:table-cell>
          <table:table-cell office:value-type="float" office:value="19.2457">
            <text:p>19.2457</text:p>
          </table:table-cell>
          <table:table-cell office:value-type="float" office:value="3436.25">
            <text:p>3436.25</text:p>
          </table:table-cell>
          <table:table-cell office:value-type="float" office:value="52.4504">
            <text:p>52.4504</text:p>
          </table:table-cell>
          <table:table-cell office:value-type="float" office:value="2861.73">
            <text:p>2861.73</text:p>
          </table:table-cell>
          <table:table-cell office:value-type="float" office:value="44.1763">
            <text:p>44.1763</text:p>
          </table:table-cell>
          <table:table-cell table:style-name="ce3" office:value-type="float" office:value="2875.93">
            <text:p>2875.93</text:p>
          </table:table-cell>
          <table:table-cell table:style-name="ce3" office:value-type="float" office:value="46.6126">
            <text:p>46.6126</text:p>
          </table:table-cell>
          <table:table-cell table:style-name="ce3" office:value-type="float" office:value="2990.57">
            <text:p>2990.57</text:p>
          </table:table-cell>
          <table:table-cell table:style-name="ce3" office:value-type="float" office:value="48.1924">
            <text:p>48.1924</text:p>
          </table:table-cell>
          <table:table-cell table:style-name="ce3" office:value-type="float" office:value="3281.33">
            <text:p>3281.33</text:p>
          </table:table-cell>
          <table:table-cell table:style-name="ce3" office:value-type="float" office:value="46.3931">
            <text:p>46.3931</text:p>
          </table:table-cell>
          <table:table-cell table:style-name="ce3" office:value-type="float" office:value="186.547">
            <text:p>186.547</text:p>
          </table:table-cell>
          <table:table-cell table:style-name="ce3" office:value-type="float" office:value="4.08925">
            <text:p>4.08925</text:p>
          </table:table-cell>
          <table:table-cell table:style-name="ce3" office:value-type="float" office:value="975.776">
            <text:p>975.776</text:p>
          </table:table-cell>
          <table:table-cell table:style-name="ce3" office:value-type="float" office:value="21.8178">
            <text:p>21.8178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80091">
            <text:p>-1.80091</text:p>
          </table:table-cell>
          <table:table-cell office:value-type="float" office:value="1.25078">
            <text:p>1.25078</text:p>
          </table:table-cell>
          <table:table-cell office:value-type="float" office:value="-0.139142">
            <text:p>-0.139142</text:p>
          </table:table-cell>
          <table:table-cell office:value-type="float" office:value="3.52965">
            <text:p>3.52965</text:p>
          </table:table-cell>
          <table:table-cell office:value-type="float" office:value="-1.01687">
            <text:p>-1.01687</text:p>
          </table:table-cell>
          <table:table-cell office:value-type="float" office:value="2.97597">
            <text:p>2.97597</text:p>
          </table:table-cell>
          <table:table-cell table:style-name="ce3" office:value-type="float" office:value="-0.108312">
            <text:p>-0.108312</text:p>
          </table:table-cell>
          <table:table-cell table:style-name="ce3" office:value-type="float" office:value="3.12151">
            <text:p>3.12151</text:p>
          </table:table-cell>
          <table:table-cell table:style-name="ce3" office:value-type="float" office:value="-1.19045">
            <text:p>-1.19045</text:p>
          </table:table-cell>
          <table:table-cell table:style-name="ce3" office:value-type="float" office:value="3.19425">
            <text:p>3.19425</text:p>
          </table:table-cell>
          <table:table-cell table:style-name="ce3" office:value-type="float" office:value="0.0543155">
            <text:p>0.0543155</text:p>
          </table:table-cell>
          <table:table-cell table:style-name="ce3" office:value-type="float" office:value="3.07546">
            <text:p>3.07546</text:p>
          </table:table-cell>
          <table:table-cell table:style-name="ce3" office:value-type="float" office:value="-0.388182">
            <text:p>-0.388182</text:p>
          </table:table-cell>
          <table:table-cell table:style-name="ce3" office:value-type="float" office:value="0.281082">
            <text:p>0.281082</text:p>
          </table:table-cell>
          <table:table-cell table:style-name="ce3" office:value-type="float" office:value="-1.70209">
            <text:p>-1.70209</text:p>
          </table:table-cell>
          <table:table-cell table:style-name="ce3" office:value-type="float" office:value="1.43254">
            <text:p>1.43254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473082">
            <text:p>0.0473082</text:p>
          </table:table-cell>
          <table:table-cell office:value-type="float" office:value="0.0123184">
            <text:p>0.0123184</text:p>
          </table:table-cell>
          <table:table-cell office:value-type="float" office:value="0.110117">
            <text:p>0.110117</text:p>
          </table:table-cell>
          <table:table-cell office:value-type="float" office:value="0.0348025">
            <text:p>0.0348025</text:p>
          </table:table-cell>
          <table:table-cell office:value-type="float" office:value="0.100352">
            <text:p>0.100352</text:p>
          </table:table-cell>
          <table:table-cell office:value-type="float" office:value="0.0293556">
            <text:p>0.0293556</text:p>
          </table:table-cell>
          <table:table-cell table:style-name="ce3" office:value-type="float" office:value="0.0953104">
            <text:p>0.0953104</text:p>
          </table:table-cell>
          <table:table-cell table:style-name="ce3" office:value-type="float" office:value="0.0307993">
            <text:p>0.0307993</text:p>
          </table:table-cell>
          <table:table-cell table:style-name="ce3" office:value-type="float" office:value="0.106362">
            <text:p>0.106362</text:p>
          </table:table-cell>
          <table:table-cell table:style-name="ce3" office:value-type="float" office:value="0.0314703">
            <text:p>0.0314703</text:p>
          </table:table-cell>
          <table:table-cell table:style-name="ce3" office:value-type="float" office:value="0.100762">
            <text:p>0.100762</text:p>
          </table:table-cell>
          <table:table-cell table:style-name="ce3" office:value-type="float" office:value="0.0302887">
            <text:p>0.0302887</text:p>
          </table:table-cell>
          <table:table-cell table:style-name="ce3" office:value-type="float" office:value="0.0092166">
            <text:p>0.0092166</text:p>
          </table:table-cell>
          <table:table-cell table:style-name="ce3" office:value-type="float" office:value="0.00276536">
            <text:p>0.00276536</text:p>
          </table:table-cell>
          <table:table-cell table:style-name="ce3" office:value-type="float" office:value="0.0469565">
            <text:p>0.0469565</text:p>
          </table:table-cell>
          <table:table-cell table:style-name="ce3" office:value-type="float" office:value="0.0141068">
            <text:p>0.0141068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89]" office:value-type="float" office:value="18.2497376079876">
            <text:p>18.249737608</text:p>
          </table:table-cell>
          <table:table-cell/>
          <table:table-cell table:formula="of:=2*SQRT(2*LN(2))*[.D89]" office:value-type="float" office:value="19.4616221959623">
            <text:p>19.461622196</text:p>
          </table:table-cell>
          <table:table-cell/>
          <table:table-cell table:formula="of:=2*SQRT(2*LN(2))*[.F89]" office:value-type="float" office:value="19.1472537199507">
            <text:p>19.14725372</text:p>
          </table:table-cell>
          <table:table-cell/>
          <table:table-cell table:formula="of:=2*SQRT(2*LN(2))*[.H89]" office:value-type="float" office:value="18.9318583304317">
            <text:p>18.9318583304</text:p>
          </table:table-cell>
          <table:table-cell/>
          <table:table-cell table:formula="of:=2*SQRT(2*LN(2))*[.J89]" office:value-type="float" office:value="18.9589858573505">
            <text:p>18.9589858574</text:p>
          </table:table-cell>
          <table:table-cell/>
          <table:table-cell table:formula="of:=2*SQRT(2*LN(2))*[.L89]" office:value-type="float" office:value="18.9942139652241">
            <text:p>18.9942139652</text:p>
          </table:table-cell>
          <table:table-cell/>
          <table:table-cell table:formula="of:=2*SQRT(2*LN(2))*[.N89]" office:value-type="float" office:value="20.2138223629466">
            <text:p>20.2138223629</text:p>
          </table:table-cell>
          <table:table-cell/>
          <table:table-cell table:formula="of:=2*SQRT(2*LN(2))*[.P89]" office:value-type="float" office:value="18.3374311064646">
            <text:p>18.3374311065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40.317">
            <text:p>140.317</text:p>
          </table:table-cell>
          <table:table-cell/>
          <table:table-cell office:value-type="float" office:value="140.289">
            <text:p>140.289</text:p>
          </table:table-cell>
          <table:table-cell/>
          <table:table-cell office:value-type="float" office:value="140.219">
            <text:p>140.219</text:p>
          </table:table-cell>
          <table:table-cell/>
          <table:table-cell office:value-type="float" office:value="140.137">
            <text:p>140.137</text:p>
          </table:table-cell>
          <table:table-cell/>
          <table:table-cell office:value-type="float" office:value="140.359">
            <text:p>140.359</text:p>
          </table:table-cell>
          <table:table-cell/>
          <table:table-cell office:value-type="float" office:value="140.435">
            <text:p>140.435</text:p>
          </table:table-cell>
          <table:table-cell/>
          <table:table-cell office:value-type="float" office:value="140.802">
            <text:p>140.802</text:p>
          </table:table-cell>
          <table:table-cell/>
          <table:table-cell office:value-type="float" office:value="140.393">
            <text:p>140.393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3">
          <table:table-cell office:value-type="string">
            <text:p>Date Pinawa</text:p>
          </table:table-cell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  <table:table-cell office:value-type="string">
            <text:p>12-12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  <table:table-cell office:value-type="string">
            <text:p>65-165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table:style-name="ce3" office:value-type="float" office:value="1083.47">
            <text:p>1083.47</text:p>
          </table:table-cell>
          <table:table-cell table:style-name="ce3" office:value-type="float" office:value="21.2237">
            <text:p>21.2237</text:p>
          </table:table-cell>
          <table:table-cell table:style-name="ce3" office:value-type="float" office:value="2426.65">
            <text:p>2426.65</text:p>
          </table:table-cell>
          <table:table-cell table:style-name="ce3" office:value-type="float" office:value="54.9738">
            <text:p>54.9738</text:p>
          </table:table-cell>
          <table:table-cell table:style-name="ce3" office:value-type="float" office:value="2096.66">
            <text:p>2096.66</text:p>
          </table:table-cell>
          <table:table-cell table:style-name="ce3" office:value-type="float" office:value="49.776">
            <text:p>49.776</text:p>
          </table:table-cell>
          <table:table-cell table:style-name="ce3" office:value-type="float" office:value="2181.44">
            <text:p>2181.44</text:p>
          </table:table-cell>
          <table:table-cell table:style-name="ce3" office:value-type="float" office:value="50.9497">
            <text:p>50.9497</text:p>
          </table:table-cell>
          <table:table-cell table:style-name="ce3" office:value-type="float" office:value="2367.09">
            <text:p>2367.09</text:p>
          </table:table-cell>
          <table:table-cell table:style-name="ce3" office:value-type="float" office:value="56.2505">
            <text:p>56.2505</text:p>
          </table:table-cell>
          <table:table-cell table:style-name="ce3" office:value-type="float" office:value="2265.96">
            <text:p>2265.96</text:p>
          </table:table-cell>
          <table:table-cell table:style-name="ce3" office:value-type="float" office:value="52.2903">
            <text:p>52.2903</text:p>
          </table:table-cell>
          <table:table-cell table:style-name="ce3" office:value-type="float" office:value="150.207">
            <text:p>150.207</text:p>
          </table:table-cell>
          <table:table-cell table:style-name="ce3" office:value-type="float" office:value="4.53864">
            <text:p>4.53864</text:p>
          </table:table-cell>
          <table:table-cell table:style-name="ce3" office:value-type="float" office:value="1117.47">
            <text:p>1117.47</text:p>
          </table:table-cell>
          <table:table-cell table:style-name="ce3" office:value-type="float" office:value="23.4199">
            <text:p>23.4199</text:p>
          </table:table-cell>
        </table:table-row>
        <table:table-row table:style-name="ro2">
          <table:table-cell office:value-type="string">
            <text:p>A1</text:p>
          </table:table-cell>
          <table:table-cell table:style-name="ce3" office:value-type="float" office:value="50.7245">
            <text:p>50.7245</text:p>
          </table:table-cell>
          <table:table-cell table:style-name="ce3" office:value-type="float" office:value="0.144261">
            <text:p>0.144261</text:p>
          </table:table-cell>
          <table:table-cell table:style-name="ce3" office:value-type="float" office:value="50.8505">
            <text:p>50.8505</text:p>
          </table:table-cell>
          <table:table-cell table:style-name="ce3" office:value-type="float" office:value="0.170656">
            <text:p>0.170656</text:p>
          </table:table-cell>
          <table:table-cell table:style-name="ce3" office:value-type="float" office:value="50.8144">
            <text:p>50.8144</text:p>
          </table:table-cell>
          <table:table-cell table:style-name="ce3" office:value-type="float" office:value="0.179096">
            <text:p>0.179096</text:p>
          </table:table-cell>
          <table:table-cell table:style-name="ce3" office:value-type="float" office:value="50.6863">
            <text:p>50.6863</text:p>
          </table:table-cell>
          <table:table-cell table:style-name="ce3" office:value-type="float" office:value="0.175865">
            <text:p>0.175865</text:p>
          </table:table-cell>
          <table:table-cell table:style-name="ce3" office:value-type="float" office:value="50.7332">
            <text:p>50.7332</text:p>
          </table:table-cell>
          <table:table-cell table:style-name="ce3" office:value-type="float" office:value="0.178707">
            <text:p>0.178707</text:p>
          </table:table-cell>
          <table:table-cell table:style-name="ce3" office:value-type="float" office:value="50.9455">
            <text:p>50.9455</text:p>
          </table:table-cell>
          <table:table-cell table:style-name="ce3" office:value-type="float" office:value="0.173532">
            <text:p>0.173532</text:p>
          </table:table-cell>
          <table:table-cell table:style-name="ce3" office:value-type="float" office:value="50.9299">
            <text:p>50.9299</text:p>
          </table:table-cell>
          <table:table-cell table:style-name="ce3" office:value-type="float" office:value="0.227881">
            <text:p>0.227881</text:p>
          </table:table-cell>
          <table:table-cell table:style-name="ce3" office:value-type="float" office:value="50.7543">
            <text:p>50.7543</text:p>
          </table:table-cell>
          <table:table-cell table:style-name="ce3" office:value-type="float" office:value="0.155398">
            <text:p>0.155398</text:p>
          </table:table-cell>
        </table:table-row>
        <table:table-row table:style-name="ro2">
          <table:table-cell office:value-type="string">
            <text:p>A2</text:p>
          </table:table-cell>
          <table:table-cell table:style-name="ce3" office:value-type="float" office:value="7.74099">
            <text:p>7.74099</text:p>
          </table:table-cell>
          <table:table-cell table:style-name="ce3" office:value-type="float" office:value="0.194247">
            <text:p>0.194247</text:p>
          </table:table-cell>
          <table:table-cell table:style-name="ce3" office:value-type="float" office:value="8.22846">
            <text:p>8.22846</text:p>
          </table:table-cell>
          <table:table-cell table:style-name="ce3" office:value-type="float" office:value="0.237185">
            <text:p>0.237185</text:p>
          </table:table-cell>
          <table:table-cell table:style-name="ce3" office:value-type="float" office:value="8.24049">
            <text:p>8.24049</text:p>
          </table:table-cell>
          <table:table-cell table:style-name="ce3" office:value-type="float" office:value="0.2496">
            <text:p>0.2496</text:p>
          </table:table-cell>
          <table:table-cell table:style-name="ce3" office:value-type="float" office:value="8.21947">
            <text:p>8.21947</text:p>
          </table:table-cell>
          <table:table-cell table:style-name="ce3" office:value-type="float" office:value="0.244389">
            <text:p>0.244389</text:p>
          </table:table-cell>
          <table:table-cell table:style-name="ce3" office:value-type="float" office:value="8.17421">
            <text:p>8.17421</text:p>
          </table:table-cell>
          <table:table-cell table:style-name="ce3" office:value-type="float" office:value="0.247741">
            <text:p>0.247741</text:p>
          </table:table-cell>
          <table:table-cell table:style-name="ce3" office:value-type="float" office:value="8.17297">
            <text:p>8.17297</text:p>
          </table:table-cell>
          <table:table-cell table:style-name="ce3" office:value-type="float" office:value="0.240316">
            <text:p>0.240316</text:p>
          </table:table-cell>
          <table:table-cell table:style-name="ce3" office:value-type="float" office:value="8.21499">
            <text:p>8.21499</text:p>
          </table:table-cell>
          <table:table-cell table:style-name="ce3" office:value-type="float" office:value="0.317413">
            <text:p>0.317413</text:p>
          </table:table-cell>
          <table:table-cell table:style-name="ce3" office:value-type="float" office:value="7.87976">
            <text:p>7.87976</text:p>
          </table:table-cell>
          <table:table-cell table:style-name="ce3" office:value-type="float" office:value="0.210941">
            <text:p>0.210941</text:p>
          </table:table-cell>
        </table:table-row>
        <table:table-row table:style-name="ro2">
          <table:table-cell office:value-type="string">
            <text:p>A3</text:p>
          </table:table-cell>
          <table:table-cell table:style-name="ce3" office:value-type="float" office:value="767.64">
            <text:p>767.64</text:p>
          </table:table-cell>
          <table:table-cell table:style-name="ce3" office:value-type="float" office:value="16.9715">
            <text:p>16.9715</text:p>
          </table:table-cell>
          <table:table-cell table:style-name="ce3" office:value-type="float" office:value="2054.02">
            <text:p>2054.02</text:p>
          </table:table-cell>
          <table:table-cell table:style-name="ce3" office:value-type="float" office:value="44.0596">
            <text:p>44.0596</text:p>
          </table:table-cell>
          <table:table-cell table:style-name="ce3" office:value-type="float" office:value="1713.46">
            <text:p>1713.46</text:p>
          </table:table-cell>
          <table:table-cell table:style-name="ce3" office:value-type="float" office:value="39.8705">
            <text:p>39.8705</text:p>
          </table:table-cell>
          <table:table-cell table:style-name="ce3" office:value-type="float" office:value="1740.66">
            <text:p>1740.66</text:p>
          </table:table-cell>
          <table:table-cell table:style-name="ce3" office:value-type="float" office:value="40.7688">
            <text:p>40.7688</text:p>
          </table:table-cell>
          <table:table-cell table:style-name="ce3" office:value-type="float" office:value="1831.87">
            <text:p>1831.87</text:p>
          </table:table-cell>
          <table:table-cell table:style-name="ce3" office:value-type="float" office:value="45.0387">
            <text:p>45.0387</text:p>
          </table:table-cell>
          <table:table-cell table:style-name="ce3" office:value-type="float" office:value="1975.55">
            <text:p>1975.55</text:p>
          </table:table-cell>
          <table:table-cell table:style-name="ce3" office:value-type="float" office:value="41.9584">
            <text:p>41.9584</text:p>
          </table:table-cell>
          <table:table-cell table:style-name="ce3" office:value-type="float" office:value="142.064">
            <text:p>142.064</text:p>
          </table:table-cell>
          <table:table-cell table:style-name="ce3" office:value-type="float" office:value="3.63985">
            <text:p>3.63985</text:p>
          </table:table-cell>
          <table:table-cell table:style-name="ce3" office:value-type="float" office:value="700.166">
            <text:p>700.166</text:p>
          </table:table-cell>
          <table:table-cell table:style-name="ce3" office:value-type="float" office:value="18.7512">
            <text:p>18.7512</text:p>
          </table:table-cell>
        </table:table-row>
        <table:table-row table:style-name="ro2">
          <table:table-cell office:value-type="string">
            <text:p>A4</text:p>
          </table:table-cell>
          <table:table-cell table:style-name="ce3" office:value-type="float" office:value="-7.25315">
            <text:p>-7.25315</text:p>
          </table:table-cell>
          <table:table-cell table:style-name="ce3" office:value-type="float" office:value="1.10512">
            <text:p>1.10512</text:p>
          </table:table-cell>
          <table:table-cell table:style-name="ce3" office:value-type="float" office:value="-14.8934">
            <text:p>-14.8934</text:p>
          </table:table-cell>
          <table:table-cell table:style-name="ce3" office:value-type="float" office:value="2.96952">
            <text:p>2.96952</text:p>
          </table:table-cell>
          <table:table-cell table:style-name="ce3" office:value-type="float" office:value="-12.3822">
            <text:p>-12.3822</text:p>
          </table:table-cell>
          <table:table-cell table:style-name="ce3" office:value-type="float" office:value="2.6957">
            <text:p>2.6957</text:p>
          </table:table-cell>
          <table:table-cell table:style-name="ce3" office:value-type="float" office:value="-12.8827">
            <text:p>-12.8827</text:p>
          </table:table-cell>
          <table:table-cell table:style-name="ce3" office:value-type="float" office:value="2.7492">
            <text:p>2.7492</text:p>
          </table:table-cell>
          <table:table-cell table:style-name="ce3" office:value-type="float" office:value="-14.3376">
            <text:p>-14.3376</text:p>
          </table:table-cell>
          <table:table-cell table:style-name="ce3" office:value-type="float" office:value="3.02851">
            <text:p>3.02851</text:p>
          </table:table-cell>
          <table:table-cell table:style-name="ce3" office:value-type="float" office:value="-12.9436">
            <text:p>-12.9436</text:p>
          </table:table-cell>
          <table:table-cell table:style-name="ce3" office:value-type="float" office:value="2.81566">
            <text:p>2.81566</text:p>
          </table:table-cell>
          <table:table-cell table:style-name="ce3" office:value-type="float" office:value="-1.33863">
            <text:p>-1.33863</text:p>
          </table:table-cell>
          <table:table-cell table:style-name="ce3" office:value-type="float" office:value="0.245823">
            <text:p>0.245823</text:p>
          </table:table-cell>
          <table:table-cell table:style-name="ce3" office:value-type="float" office:value="-7.48044">
            <text:p>-7.48044</text:p>
          </table:table-cell>
          <table:table-cell table:style-name="ce3" office:value-type="float" office:value="1.23185">
            <text:p>1.23185</text:p>
          </table:table-cell>
        </table:table-row>
        <table:table-row table:style-name="ro2">
          <table:table-cell office:value-type="string">
            <text:p>A5</text:p>
          </table:table-cell>
          <table:table-cell table:style-name="ce3" office:value-type="float" office:value="0.0636073">
            <text:p>0.0636073</text:p>
          </table:table-cell>
          <table:table-cell table:style-name="ce3" office:value-type="float" office:value="0.0108622">
            <text:p>0.0108622</text:p>
          </table:table-cell>
          <table:table-cell table:style-name="ce3" office:value-type="float" office:value="0.157258">
            <text:p>0.157258</text:p>
          </table:table-cell>
          <table:table-cell table:style-name="ce3" office:value-type="float" office:value="0.0291929">
            <text:p>0.0291929</text:p>
          </table:table-cell>
          <table:table-cell table:style-name="ce3" office:value-type="float" office:value="0.130096">
            <text:p>0.130096</text:p>
          </table:table-cell>
          <table:table-cell table:style-name="ce3" office:value-type="float" office:value="0.0265077">
            <text:p>0.0265077</text:p>
          </table:table-cell>
          <table:table-cell table:style-name="ce3" office:value-type="float" office:value="0.135886">
            <text:p>0.135886</text:p>
          </table:table-cell>
          <table:table-cell table:style-name="ce3" office:value-type="float" office:value="0.0270513">
            <text:p>0.0270513</text:p>
          </table:table-cell>
          <table:table-cell table:style-name="ce3" office:value-type="float" office:value="0.147077">
            <text:p>0.147077</text:p>
          </table:table-cell>
          <table:table-cell table:style-name="ce3" office:value-type="float" office:value="0.0297904">
            <text:p>0.0297904</text:p>
          </table:table-cell>
          <table:table-cell table:style-name="ce3" office:value-type="float" office:value="0.13784">
            <text:p>0.13784</text:p>
          </table:table-cell>
          <table:table-cell table:style-name="ce3" office:value-type="float" office:value="0.0276634">
            <text:p>0.0276634</text:p>
          </table:table-cell>
          <table:table-cell table:style-name="ce3" office:value-type="float" office:value="0.0116105">
            <text:p>0.0116105</text:p>
          </table:table-cell>
          <table:table-cell table:style-name="ce3" office:value-type="float" office:value="0.00241567">
            <text:p>0.00241567</text:p>
          </table:table-cell>
          <table:table-cell table:style-name="ce3" office:value-type="float" office:value="0.0690652">
            <text:p>0.0690652</text:p>
          </table:table-cell>
          <table:table-cell table:style-name="ce3" office:value-type="float" office:value="0.0121089">
            <text:p>0.0121089</text:p>
          </table:table-cell>
        </table:table-row>
        <table:table-row table:style-name="ro2">
          <table:table-cell office:value-type="string">
            <text:p>FWHM</text:p>
          </table:table-cell>
          <table:table-cell table:style-name="ce2" table:formula="of:=2*SQRT(2*LN(2))*[.B106]" office:value-type="float" office:value="18.2286384203841">
            <text:p>18.2286384204</text:p>
          </table:table-cell>
          <table:table-cell table:style-name="ce2"/>
          <table:table-cell table:style-name="ce2" table:formula="of:=2*SQRT(2*LN(2))*[.D106]" office:value-type="float" office:value="19.3765425477354">
            <text:p>19.3765425477</text:p>
          </table:table-cell>
          <table:table-cell table:style-name="ce2"/>
          <table:table-cell table:style-name="ce2" table:formula="of:=2*SQRT(2*LN(2))*[.F106]" office:value-type="float" office:value="19.4048710328771">
            <text:p>19.4048710329</text:p>
          </table:table-cell>
          <table:table-cell table:style-name="ce2"/>
          <table:table-cell table:style-name="ce2" table:formula="of:=2*SQRT(2*LN(2))*[.H106]" office:value-type="float" office:value="19.3553727155305">
            <text:p>19.3553727155</text:p>
          </table:table-cell>
          <table:table-cell table:style-name="ce2"/>
          <table:table-cell table:style-name="ce2" table:formula="of:=2*SQRT(2*LN(2))*[.J106]" office:value-type="float" office:value="19.2487935602924">
            <text:p>19.2487935603</text:p>
          </table:table-cell>
          <table:table-cell table:style-name="ce2"/>
          <table:table-cell table:style-name="ce2" table:formula="of:=2*SQRT(2*LN(2))*[.L106]" office:value-type="float" office:value="19.2458735834366">
            <text:p>19.2458735834</text:p>
          </table:table-cell>
          <table:table-cell table:style-name="ce2"/>
          <table:table-cell table:style-name="ce2" table:formula="of:=2*SQRT(2*LN(2))*[.N106]" office:value-type="float" office:value="19.3448231217288">
            <text:p>19.3448231217</text:p>
          </table:table-cell>
          <table:table-cell table:style-name="ce2"/>
          <table:table-cell table:style-name="ce2" table:formula="of:=2*SQRT(2*LN(2))*[.P106]" office:value-type="float" office:value="18.5554167980331">
            <text:p>18.555416798</text:p>
          </table:table-cell>
          <table:table-cell table:style-name="ce2"/>
        </table:table-row>
        <table:table-row table:style-name="ro2">
          <table:table-cell office:value-type="string">
            <text:p>Transit Row</text:p>
          </table:table-cell>
          <table:table-cell table:style-name="ce2" office:value-type="float" office:value="115.725">
            <text:p>115.725</text:p>
          </table:table-cell>
          <table:table-cell table:style-name="ce2"/>
          <table:table-cell table:style-name="ce3" office:value-type="float" office:value="115.851">
            <text:p>115.851</text:p>
          </table:table-cell>
          <table:table-cell table:style-name="ce2"/>
          <table:table-cell table:style-name="ce2" office:value-type="float" office:value="115.814">
            <text:p>115.814</text:p>
          </table:table-cell>
          <table:table-cell table:style-name="ce2"/>
          <table:table-cell table:style-name="ce2" office:value-type="float" office:value="115.686">
            <text:p>115.686</text:p>
          </table:table-cell>
          <table:table-cell table:style-name="ce2"/>
          <table:table-cell table:style-name="ce2" office:value-type="float" office:value="115.733">
            <text:p>115.733</text:p>
          </table:table-cell>
          <table:table-cell table:style-name="ce2"/>
          <table:table-cell table:style-name="ce2" office:value-type="float" office:value="115.945">
            <text:p>115.945</text:p>
          </table:table-cell>
          <table:table-cell table:style-name="ce2"/>
          <table:table-cell table:style-name="ce2" office:value-type="float" office:value="115.93">
            <text:p>115.93</text:p>
          </table:table-cell>
          <table:table-cell table:style-name="ce2"/>
          <table:table-cell table:style-name="ce2" office:value-type="float" office:value="115.754">
            <text:p>115.754</text:p>
          </table:table-cell>
          <table:table-cell table:style-name="ce2"/>
        </table:table-row>
        <table:table-row table:style-name="ro2" table:number-rows-repeated="3">
          <table:table-cell table:number-columns-repeated="17"/>
        </table:table-row>
        <table:table-row table:style-name="ro3">
          <table:table-cell office:value-type="string">
            <text:p>Date Pinawa</text:p>
          </table:table-cell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  <table:table-cell office:value-type="string">
            <text:p>12-16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  <table:table-cell office:value-type="string">
            <text:p>315-320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  <table:table-cell table:style-name="ce2"/>
          <table:table-cell table:style-name="ce2"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table:style-name="ce3" office:value-type="float" office:value="969.687">
            <text:p>969.687</text:p>
          </table:table-cell>
          <table:table-cell table:style-name="ce3" office:value-type="float" office:value="20.1345">
            <text:p>20.1345</text:p>
          </table:table-cell>
          <table:table-cell table:style-name="ce3" office:value-type="float" office:value="2274.13">
            <text:p>2274.13</text:p>
          </table:table-cell>
          <table:table-cell table:style-name="ce3" office:value-type="float" office:value="49.3771">
            <text:p>49.3771</text:p>
          </table:table-cell>
          <table:table-cell table:style-name="ce3" office:value-type="float" office:value="1973.32">
            <text:p>1973.32</text:p>
          </table:table-cell>
          <table:table-cell table:style-name="ce3" office:value-type="float" office:value="42.8341">
            <text:p>42.8341</text:p>
          </table:table-cell>
          <table:table-cell table:style-name="ce3" office:value-type="float" office:value="2003.71">
            <text:p>2003.71</text:p>
          </table:table-cell>
          <table:table-cell table:style-name="ce3" office:value-type="float" office:value="45.1076">
            <text:p>45.1076</text:p>
          </table:table-cell>
          <table:table-cell table:style-name="ce3" office:value-type="float" office:value="2115.43">
            <text:p>2115.43</text:p>
          </table:table-cell>
          <table:table-cell table:style-name="ce3" office:value-type="float" office:value="47.2986">
            <text:p>47.2986</text:p>
          </table:table-cell>
          <table:table-cell table:style-name="ce3" office:value-type="float" office:value="1834.99">
            <text:p>1834.99</text:p>
          </table:table-cell>
          <table:table-cell table:style-name="ce3" office:value-type="float" office:value="47.8339">
            <text:p>47.8339</text:p>
          </table:table-cell>
          <table:table-cell table:style-name="ce3" office:value-type="float" office:value="114.85">
            <text:p>114.85</text:p>
          </table:table-cell>
          <table:table-cell table:style-name="ce3" office:value-type="float" office:value="3.81184">
            <text:p>3.81184</text:p>
          </table:table-cell>
          <table:table-cell table:style-name="ce3" office:value-type="float" office:value="809.263">
            <text:p>809.263</text:p>
          </table:table-cell>
          <table:table-cell table:style-name="ce3" office:value-type="float" office:value="18.3916">
            <text:p>18.3916</text:p>
          </table:table-cell>
        </table:table-row>
        <table:table-row table:style-name="ro2">
          <table:table-cell office:value-type="string">
            <text:p>A1</text:p>
          </table:table-cell>
          <table:table-cell table:style-name="ce3" office:value-type="float" office:value="52.5005">
            <text:p>52.5005</text:p>
          </table:table-cell>
          <table:table-cell table:style-name="ce3" office:value-type="float" office:value="0.153381">
            <text:p>0.153381</text:p>
          </table:table-cell>
          <table:table-cell table:style-name="ce3" office:value-type="float" office:value="52.623">
            <text:p>52.623</text:p>
          </table:table-cell>
          <table:table-cell table:style-name="ce3" office:value-type="float" office:value="0.162905">
            <text:p>0.162905</text:p>
          </table:table-cell>
          <table:table-cell table:style-name="ce3" office:value-type="float" office:value="52.5948">
            <text:p>52.5948</text:p>
          </table:table-cell>
          <table:table-cell table:style-name="ce3" office:value-type="float" office:value="0.162551">
            <text:p>0.162551</text:p>
          </table:table-cell>
          <table:table-cell table:style-name="ce3" office:value-type="float" office:value="52.4789">
            <text:p>52.4789</text:p>
          </table:table-cell>
          <table:table-cell table:style-name="ce3" office:value-type="float" office:value="0.168843">
            <text:p>0.168843</text:p>
          </table:table-cell>
          <table:table-cell table:style-name="ce3" office:value-type="float" office:value="52.5182">
            <text:p>52.5182</text:p>
          </table:table-cell>
          <table:table-cell table:style-name="ce3" office:value-type="float" office:value="0.167851">
            <text:p>0.167851</text:p>
          </table:table-cell>
          <table:table-cell table:style-name="ce3" office:value-type="float" office:value="52.4478">
            <text:p>52.4478</text:p>
          </table:table-cell>
          <table:table-cell table:style-name="ce3" office:value-type="float" office:value="0.197451">
            <text:p>0.197451</text:p>
          </table:table-cell>
          <table:table-cell table:style-name="ce3" office:value-type="float" office:value="52.604">
            <text:p>52.604</text:p>
          </table:table-cell>
          <table:table-cell table:style-name="ce3" office:value-type="float" office:value="0.253473">
            <text:p>0.253473</text:p>
          </table:table-cell>
          <table:table-cell table:style-name="ce3" office:value-type="float" office:value="52.235">
            <text:p>52.235</text:p>
          </table:table-cell>
          <table:table-cell table:style-name="ce3" office:value-type="float" office:value="0.171484">
            <text:p>0.171484</text:p>
          </table:table-cell>
        </table:table-row>
        <table:table-row table:style-name="ro2">
          <table:table-cell office:value-type="string">
            <text:p>A2</text:p>
          </table:table-cell>
          <table:table-cell table:style-name="ce3" office:value-type="float" office:value="7.71218">
            <text:p>7.71218</text:p>
          </table:table-cell>
          <table:table-cell table:style-name="ce3" office:value-type="float" office:value="0.205409">
            <text:p>0.205409</text:p>
          </table:table-cell>
          <table:table-cell table:style-name="ce3" office:value-type="float" office:value="8.00558">
            <text:p>8.00558</text:p>
          </table:table-cell>
          <table:table-cell table:style-name="ce3" office:value-type="float" office:value="0.221963">
            <text:p>0.221963</text:p>
          </table:table-cell>
          <table:table-cell table:style-name="ce3" office:value-type="float" office:value="8.02993">
            <text:p>8.02993</text:p>
          </table:table-cell>
          <table:table-cell table:style-name="ce3" office:value-type="float" office:value="0.220826">
            <text:p>0.220826</text:p>
          </table:table-cell>
          <table:table-cell table:style-name="ce3" office:value-type="float" office:value="8.06994">
            <text:p>8.06994</text:p>
          </table:table-cell>
          <table:table-cell table:style-name="ce3" office:value-type="float" office:value="0.230073">
            <text:p>0.230073</text:p>
          </table:table-cell>
          <table:table-cell table:style-name="ce3" office:value-type="float" office:value="8.09993">
            <text:p>8.09993</text:p>
          </table:table-cell>
          <table:table-cell table:style-name="ce3" office:value-type="float" office:value="0.228824">
            <text:p>0.228824</text:p>
          </table:table-cell>
          <table:table-cell table:style-name="ce3" office:value-type="float" office:value="8.32865">
            <text:p>8.32865</text:p>
          </table:table-cell>
          <table:table-cell table:style-name="ce3" office:value-type="float" office:value="0.272652">
            <text:p>0.272652</text:p>
          </table:table-cell>
          <table:table-cell table:style-name="ce3" office:value-type="float" office:value="8.42285">
            <text:p>8.42285</text:p>
          </table:table-cell>
          <table:table-cell table:style-name="ce3" office:value-type="float" office:value="0.35623">
            <text:p>0.35623</text:p>
          </table:table-cell>
          <table:table-cell table:style-name="ce3" office:value-type="float" office:value="8.17535">
            <text:p>8.17535</text:p>
          </table:table-cell>
          <table:table-cell table:style-name="ce3" office:value-type="float" office:value="0.236553">
            <text:p>0.236553</text:p>
          </table:table-cell>
        </table:table-row>
        <table:table-row table:style-name="ro2">
          <table:table-cell office:value-type="string">
            <text:p>A3</text:p>
          </table:table-cell>
          <table:table-cell table:style-name="ce3" office:value-type="float" office:value="252.762">
            <text:p>252.762</text:p>
          </table:table-cell>
          <table:table-cell table:style-name="ce3" office:value-type="float" office:value="16.3468">
            <text:p>16.3468</text:p>
          </table:table-cell>
          <table:table-cell table:style-name="ce3" office:value-type="float" office:value="169.658">
            <text:p>169.658</text:p>
          </table:table-cell>
          <table:table-cell table:style-name="ce3" office:value-type="float" office:value="40.2512">
            <text:p>40.2512</text:p>
          </table:table-cell>
          <table:table-cell table:style-name="ce3" office:value-type="float" office:value="164.739">
            <text:p>164.739</text:p>
          </table:table-cell>
          <table:table-cell table:style-name="ce3" office:value-type="float" office:value="34.8971">
            <text:p>34.8971</text:p>
          </table:table-cell>
          <table:table-cell table:style-name="ce3" office:value-type="float" office:value="164.087">
            <text:p>164.087</text:p>
          </table:table-cell>
          <table:table-cell table:style-name="ce3" office:value-type="float" office:value="36.7205">
            <text:p>36.7205</text:p>
          </table:table-cell>
          <table:table-cell table:style-name="ce3" office:value-type="float" office:value="188.668">
            <text:p>188.668</text:p>
          </table:table-cell>
          <table:table-cell table:style-name="ce3" office:value-type="float" office:value="38.5205">
            <text:p>38.5205</text:p>
          </table:table-cell>
          <table:table-cell table:style-name="ce3" office:value-type="float" office:value="216.891">
            <text:p>216.891</text:p>
          </table:table-cell>
          <table:table-cell table:style-name="ce3" office:value-type="float" office:value="38.9508">
            <text:p>38.9508</text:p>
          </table:table-cell>
          <table:table-cell table:style-name="ce3" office:value-type="float" office:value="76.0877">
            <text:p>76.0877</text:p>
          </table:table-cell>
          <table:table-cell table:style-name="ce3" office:value-type="float" office:value="3.10509">
            <text:p>3.10509</text:p>
          </table:table-cell>
          <table:table-cell table:style-name="ce3" office:value-type="float" office:value="131.243">
            <text:p>131.243</text:p>
          </table:table-cell>
          <table:table-cell table:style-name="ce3" office:value-type="float" office:value="14.9448">
            <text:p>14.9448</text:p>
          </table:table-cell>
        </table:table-row>
        <table:table-row table:style-name="ro2">
          <table:table-cell office:value-type="string">
            <text:p>A4</text:p>
          </table:table-cell>
          <table:table-cell table:style-name="ce3" office:value-type="float" office:value="-1.9983">
            <text:p>-1.9983</text:p>
          </table:table-cell>
          <table:table-cell table:style-name="ce3" office:value-type="float" office:value="1.05156">
            <text:p>1.05156</text:p>
          </table:table-cell>
          <table:table-cell table:style-name="ce3" office:value-type="float" office:value="-5.89884">
            <text:p>-5.89884</text:p>
          </table:table-cell>
          <table:table-cell table:style-name="ce3" office:value-type="float" office:value="2.63683">
            <text:p>2.63683</text:p>
          </table:table-cell>
          <table:table-cell table:style-name="ce3" office:value-type="float" office:value="-5.24796">
            <text:p>-5.24796</text:p>
          </table:table-cell>
          <table:table-cell table:style-name="ce3" office:value-type="float" office:value="2.27904">
            <text:p>2.27904</text:p>
          </table:table-cell>
          <table:table-cell table:style-name="ce3" office:value-type="float" office:value="-5.32819">
            <text:p>-5.32819</text:p>
          </table:table-cell>
          <table:table-cell table:style-name="ce3" office:value-type="float" office:value="2.407">
            <text:p>2.407</text:p>
          </table:table-cell>
          <table:table-cell table:style-name="ce3" office:value-type="float" office:value="-5.86072">
            <text:p>-5.86072</text:p>
          </table:table-cell>
          <table:table-cell table:style-name="ce3" office:value-type="float" office:value="2.52585">
            <text:p>2.52585</text:p>
          </table:table-cell>
          <table:table-cell table:style-name="ce3" office:value-type="float" office:value="-6.02417">
            <text:p>-6.02417</text:p>
          </table:table-cell>
          <table:table-cell table:style-name="ce3" office:value-type="float" office:value="2.59027">
            <text:p>2.59027</text:p>
          </table:table-cell>
          <table:table-cell table:style-name="ce3" office:value-type="float" office:value="-0.548468">
            <text:p>-0.548468</text:p>
          </table:table-cell>
          <table:table-cell table:style-name="ce3" office:value-type="float" office:value="0.210297">
            <text:p>0.210297</text:p>
          </table:table-cell>
          <table:table-cell table:style-name="ce3" office:value-type="float" office:value="-2.06551">
            <text:p>-2.06551</text:p>
          </table:table-cell>
          <table:table-cell table:style-name="ce3" office:value-type="float" office:value="0.993564">
            <text:p>0.993564</text:p>
          </table:table-cell>
        </table:table-row>
        <table:table-row table:style-name="ro2">
          <table:table-cell office:value-type="string">
            <text:p>A5</text:p>
          </table:table-cell>
          <table:table-cell table:style-name="ce3" office:value-type="float" office:value="0.020434">
            <text:p>0.020434</text:p>
          </table:table-cell>
          <table:table-cell table:style-name="ce3" office:value-type="float" office:value="0.0102418">
            <text:p>0.0102418</text:p>
          </table:table-cell>
          <table:table-cell table:style-name="ce3" office:value-type="float" office:value="0.0573299">
            <text:p>0.0573299</text:p>
          </table:table-cell>
          <table:table-cell table:style-name="ce3" office:value-type="float" office:value="0.0256682">
            <text:p>0.0256682</text:p>
          </table:table-cell>
          <table:table-cell table:style-name="ce3" office:value-type="float" office:value="0.0507371">
            <text:p>0.0507371</text:p>
          </table:table-cell>
          <table:table-cell table:style-name="ce3" office:value-type="float" office:value="0.0221882">
            <text:p>0.0221882</text:p>
          </table:table-cell>
          <table:table-cell table:style-name="ce3" office:value-type="float" office:value="0.0521217">
            <text:p>0.0521217</text:p>
          </table:table-cell>
          <table:table-cell table:style-name="ce3" office:value-type="float" office:value="0.0234488">
            <text:p>0.0234488</text:p>
          </table:table-cell>
          <table:table-cell table:style-name="ce3" office:value-type="float" office:value="0.0578512">
            <text:p>0.0578512</text:p>
          </table:table-cell>
          <table:table-cell table:style-name="ce3" office:value-type="float" office:value="0.0246016">
            <text:p>0.0246016</text:p>
          </table:table-cell>
          <table:table-cell table:style-name="ce3" office:value-type="float" office:value="0.0586802">
            <text:p>0.0586802</text:p>
          </table:table-cell>
          <table:table-cell table:style-name="ce3" office:value-type="float" office:value="0.025241">
            <text:p>0.025241</text:p>
          </table:table-cell>
          <table:table-cell table:style-name="ce3" office:value-type="float" office:value="0.00421386">
            <text:p>0.00421386</text:p>
          </table:table-cell>
          <table:table-cell table:style-name="ce3" office:value-type="float" office:value="0.00204754">
            <text:p>0.00204754</text:p>
          </table:table-cell>
          <table:table-cell table:style-name="ce3" office:value-type="float" office:value="0.0205884">
            <text:p>0.0205884</text:p>
          </table:table-cell>
          <table:table-cell table:style-name="ce3" office:value-type="float" office:value="0.00969307">
            <text:p>0.00969307</text:p>
          </table:table-cell>
        </table:table-row>
        <table:table-row table:style-name="ro2">
          <table:table-cell office:value-type="string">
            <text:p>FWHM</text:p>
          </table:table-cell>
          <table:table-cell table:style-name="ce2" table:formula="of:=2*SQRT(2*LN(2))*[.B123]" office:value-type="float" office:value="18.1607960548868">
            <text:p>18.1607960549</text:p>
          </table:table-cell>
          <table:table-cell table:style-name="ce2"/>
          <table:table-cell table:style-name="ce2" table:formula="of:=2*SQRT(2*LN(2))*[.D123]" office:value-type="float" office:value="18.8517002560989">
            <text:p>18.8517002561</text:p>
          </table:table-cell>
          <table:table-cell table:style-name="ce2"/>
          <table:table-cell table:style-name="ce2" table:formula="of:=2*SQRT(2*LN(2))*[.F123]" office:value-type="float" office:value="18.9090401241954">
            <text:p>18.9090401242</text:p>
          </table:table-cell>
          <table:table-cell table:style-name="ce2"/>
          <table:table-cell table:style-name="ce2" table:formula="of:=2*SQRT(2*LN(2))*[.H123]" office:value-type="float" office:value="19.0032564741971">
            <text:p>19.0032564742</text:p>
          </table:table-cell>
          <table:table-cell table:style-name="ce2"/>
          <table:table-cell table:style-name="ce2" table:formula="of:=2*SQRT(2*LN(2))*[.J123]" office:value-type="float" office:value="19.0738775273475">
            <text:p>19.0738775273</text:p>
          </table:table-cell>
          <table:table-cell table:style-name="ce2"/>
          <table:table-cell table:style-name="ce2" table:formula="of:=2*SQRT(2*LN(2))*[.L123]" office:value-type="float" office:value="19.612471968047">
            <text:p>19.612471968</text:p>
          </table:table-cell>
          <table:table-cell table:style-name="ce2"/>
          <table:table-cell table:style-name="ce2" table:formula="of:=2*SQRT(2*LN(2))*[.N123]" office:value-type="float" office:value="19.8342960162889">
            <text:p>19.8342960163</text:p>
          </table:table-cell>
          <table:table-cell table:style-name="ce2"/>
          <table:table-cell table:style-name="ce2" table:formula="of:=2*SQRT(2*LN(2))*[.P123]" office:value-type="float" office:value="19.2514780551438">
            <text:p>19.2514780551</text:p>
          </table:table-cell>
          <table:table-cell table:style-name="ce2"/>
        </table:table-row>
        <table:table-row table:style-name="ro2">
          <table:table-cell office:value-type="string">
            <text:p>Transit Row</text:p>
          </table:table-cell>
          <table:table-cell table:style-name="ce2" office:value-type="float" office:value="82.5005">
            <text:p>82.5005</text:p>
          </table:table-cell>
          <table:table-cell table:style-name="ce2"/>
          <table:table-cell table:style-name="ce2" office:value-type="float" office:value="82.623">
            <text:p>82.623</text:p>
          </table:table-cell>
          <table:table-cell table:style-name="ce2"/>
          <table:table-cell table:style-name="ce2" office:value-type="float" office:value="82.5948">
            <text:p>82.5948</text:p>
          </table:table-cell>
          <table:table-cell table:style-name="ce2"/>
          <table:table-cell table:style-name="ce2" office:value-type="float" office:value="82.4789">
            <text:p>82.4789</text:p>
          </table:table-cell>
          <table:table-cell table:style-name="ce2"/>
          <table:table-cell table:style-name="ce2" office:value-type="float" office:value="82.5182">
            <text:p>82.5182</text:p>
          </table:table-cell>
          <table:table-cell table:style-name="ce2"/>
          <table:table-cell table:style-name="ce2" office:value-type="float" office:value="82.4478">
            <text:p>82.4478</text:p>
          </table:table-cell>
          <table:table-cell table:style-name="ce2"/>
          <table:table-cell table:style-name="ce2" office:value-type="float" office:value="82.604">
            <text:p>82.604</text:p>
          </table:table-cell>
          <table:table-cell table:style-name="ce2"/>
          <table:table-cell table:style-name="ce2" office:value-type="float" office:value="82.235">
            <text:p>82.235</text:p>
          </table:table-cell>
          <table:table-cell table:style-name="ce2"/>
        </table:table-row>
        <table:table-row table:style-name="ro2" table:number-rows-repeated="3">
          <table:table-cell table:number-columns-repeated="17"/>
        </table:table-row>
        <table:table-row table:style-name="ro3">
          <table:table-cell office:value-type="string">
            <text:p>Date Pinawa</text:p>
          </table:table-cell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  <table:table-cell office:value-type="string">
            <text:p>01-06-2012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  <table:table-cell office:value-type="string">
            <text:p>314-319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table:style-name="ce3" office:value-type="float" office:value="964.495">
            <text:p>964.495</text:p>
          </table:table-cell>
          <table:table-cell table:style-name="ce3" office:value-type="float" office:value="19.2409">
            <text:p>19.2409</text:p>
          </table:table-cell>
          <table:table-cell table:style-name="ce3" office:value-type="float" office:value="2179.62">
            <text:p>2179.62</text:p>
          </table:table-cell>
          <table:table-cell table:style-name="ce3" office:value-type="float" office:value="55.5024">
            <text:p>55.5024</text:p>
          </table:table-cell>
          <table:table-cell table:style-name="ce3" office:value-type="float" office:value="1873.53">
            <text:p>1873.53</text:p>
          </table:table-cell>
          <table:table-cell table:style-name="ce3" office:value-type="float" office:value="47.8203">
            <text:p>47.8203</text:p>
          </table:table-cell>
          <table:table-cell table:style-name="ce3" office:value-type="float" office:value="1926.81">
            <text:p>1926.81</text:p>
          </table:table-cell>
          <table:table-cell table:style-name="ce3" office:value-type="float" office:value="46.6672">
            <text:p>46.6672</text:p>
          </table:table-cell>
          <table:table-cell table:style-name="ce3" office:value-type="float" office:value="2084.74">
            <text:p>2084.74</text:p>
          </table:table-cell>
          <table:table-cell table:style-name="ce3" office:value-type="float" office:value="49.7536">
            <text:p>49.7536</text:p>
          </table:table-cell>
          <table:table-cell table:style-name="ce3" office:value-type="float" office:value="1984.5">
            <text:p>1984.5</text:p>
          </table:table-cell>
          <table:table-cell table:style-name="ce3" office:value-type="float" office:value="45.5387">
            <text:p>45.5387</text:p>
          </table:table-cell>
          <table:table-cell table:style-name="ce3" office:value-type="float" office:value="131.48">
            <text:p>131.48</text:p>
          </table:table-cell>
          <table:table-cell table:style-name="ce3" office:value-type="float" office:value="3.73795">
            <text:p>3.73795</text:p>
          </table:table-cell>
          <table:table-cell table:style-name="ce3" office:value-type="float" office:value="936.846">
            <text:p>936.846</text:p>
          </table:table-cell>
          <table:table-cell table:style-name="ce3" office:value-type="float" office:value="19.41">
            <text:p>19.41</text:p>
          </table:table-cell>
        </table:table-row>
        <table:table-row table:style-name="ro2">
          <table:table-cell office:value-type="string">
            <text:p>A1</text:p>
          </table:table-cell>
          <table:table-cell table:style-name="ce3" office:value-type="float" office:value="47.7244">
            <text:p>47.7244</text:p>
          </table:table-cell>
          <table:table-cell table:style-name="ce3" office:value-type="float" office:value="0.146505">
            <text:p>0.146505</text:p>
          </table:table-cell>
          <table:table-cell table:style-name="ce3" office:value-type="float" office:value="47.8385">
            <text:p>47.8385</text:p>
          </table:table-cell>
          <table:table-cell table:style-name="ce3" office:value-type="float" office:value="0.191343">
            <text:p>0.191343</text:p>
          </table:table-cell>
          <table:table-cell table:style-name="ce3" office:value-type="float" office:value="47.9055">
            <text:p>47.9055</text:p>
          </table:table-cell>
          <table:table-cell table:style-name="ce3" office:value-type="float" office:value="0.192055">
            <text:p>0.192055</text:p>
          </table:table-cell>
          <table:table-cell table:style-name="ce3" office:value-type="float" office:value="47.818">
            <text:p>47.818</text:p>
          </table:table-cell>
          <table:table-cell table:style-name="ce3" office:value-type="float" office:value="0.182243">
            <text:p>0.182243</text:p>
          </table:table-cell>
          <table:table-cell table:style-name="ce3" office:value-type="float" office:value="48.0927">
            <text:p>48.0927</text:p>
          </table:table-cell>
          <table:table-cell table:style-name="ce3" office:value-type="float" office:value="0.179853">
            <text:p>0.179853</text:p>
          </table:table-cell>
          <table:table-cell table:style-name="ce3" office:value-type="float" office:value="48.0476">
            <text:p>48.0476</text:p>
          </table:table-cell>
          <table:table-cell table:style-name="ce3" office:value-type="float" office:value="0.171792">
            <text:p>0.171792</text:p>
          </table:table-cell>
          <table:table-cell table:style-name="ce3" office:value-type="float" office:value="48.1768">
            <text:p>48.1768</text:p>
          </table:table-cell>
          <table:table-cell table:style-name="ce3" office:value-type="float" office:value="0.210732">
            <text:p>0.210732</text:p>
          </table:table-cell>
          <table:table-cell table:style-name="ce3" office:value-type="float" office:value="47.7541">
            <text:p>47.7541</text:p>
          </table:table-cell>
          <table:table-cell table:style-name="ce3" office:value-type="float" office:value="0.153358">
            <text:p>0.153358</text:p>
          </table:table-cell>
        </table:table-row>
        <table:table-row table:style-name="ro2">
          <table:table-cell office:value-type="string">
            <text:p>A2</text:p>
          </table:table-cell>
          <table:table-cell table:style-name="ce3" office:value-type="float" office:value="7.61966">
            <text:p>7.61966</text:p>
          </table:table-cell>
          <table:table-cell table:style-name="ce3" office:value-type="float" office:value="0.195344">
            <text:p>0.195344</text:p>
          </table:table-cell>
          <table:table-cell table:style-name="ce3" office:value-type="float" office:value="8.14536">
            <text:p>8.14536</text:p>
          </table:table-cell>
          <table:table-cell table:style-name="ce3" office:value-type="float" office:value="0.262069">
            <text:p>0.262069</text:p>
          </table:table-cell>
          <table:table-cell table:style-name="ce3" office:value-type="float" office:value="8.19057">
            <text:p>8.19057</text:p>
          </table:table-cell>
          <table:table-cell table:style-name="ce3" office:value-type="float" office:value="0.263626">
            <text:p>0.263626</text:p>
          </table:table-cell>
          <table:table-cell table:style-name="ce3" office:value-type="float" office:value="8.16634">
            <text:p>8.16634</text:p>
          </table:table-cell>
          <table:table-cell table:style-name="ce3" office:value-type="float" office:value="0.250126">
            <text:p>0.250126</text:p>
          </table:table-cell>
          <table:table-cell table:style-name="ce3" office:value-type="float" office:value="8.22738">
            <text:p>8.22738</text:p>
          </table:table-cell>
          <table:table-cell table:style-name="ce3" office:value-type="float" office:value="0.247994">
            <text:p>0.247994</text:p>
          </table:table-cell>
          <table:table-cell table:style-name="ce3" office:value-type="float" office:value="8.07934">
            <text:p>8.07934</text:p>
          </table:table-cell>
          <table:table-cell table:style-name="ce3" office:value-type="float" office:value="0.234468">
            <text:p>0.234468</text:p>
          </table:table-cell>
          <table:table-cell table:style-name="ce3" office:value-type="float" office:value="7.89461">
            <text:p>7.89461</text:p>
          </table:table-cell>
          <table:table-cell table:style-name="ce3" office:value-type="float" office:value="0.284358">
            <text:p>0.284358</text:p>
          </table:table-cell>
          <table:table-cell table:style-name="ce3" office:value-type="float" office:value="7.77462">
            <text:p>7.77462</text:p>
          </table:table-cell>
          <table:table-cell table:style-name="ce3" office:value-type="float" office:value="0.206179">
            <text:p>0.206179</text:p>
          </table:table-cell>
        </table:table-row>
        <table:table-row table:style-name="ro2">
          <table:table-cell office:value-type="string">
            <text:p>A3</text:p>
          </table:table-cell>
          <table:table-cell table:style-name="ce3" office:value-type="float" office:value="685.536">
            <text:p>685.536</text:p>
          </table:table-cell>
          <table:table-cell table:style-name="ce3" office:value-type="float" office:value="15.0025">
            <text:p>15.0025</text:p>
          </table:table-cell>
          <table:table-cell table:style-name="ce3" office:value-type="float" office:value="1726.38">
            <text:p>1726.38</text:p>
          </table:table-cell>
          <table:table-cell table:style-name="ce3" office:value-type="float" office:value="43.3282">
            <text:p>43.3282</text:p>
          </table:table-cell>
          <table:table-cell table:style-name="ce3" office:value-type="float" office:value="1435.26">
            <text:p>1435.26</text:p>
          </table:table-cell>
          <table:table-cell table:style-name="ce3" office:value-type="float" office:value="37.3441">
            <text:p>37.3441</text:p>
          </table:table-cell>
          <table:table-cell table:style-name="ce3" office:value-type="float" office:value="1466.42">
            <text:p>1466.42</text:p>
          </table:table-cell>
          <table:table-cell table:style-name="ce3" office:value-type="float" office:value="36.4181">
            <text:p>36.4181</text:p>
          </table:table-cell>
          <table:table-cell table:style-name="ce3" office:value-type="float" office:value="1511.23">
            <text:p>1511.23</text:p>
          </table:table-cell>
          <table:table-cell table:style-name="ce3" office:value-type="float" office:value="38.8952">
            <text:p>38.8952</text:p>
          </table:table-cell>
          <table:table-cell table:style-name="ce3" office:value-type="float" office:value="1683.77">
            <text:p>1683.77</text:p>
          </table:table-cell>
          <table:table-cell table:style-name="ce3" office:value-type="float" office:value="35.619">
            <text:p>35.619</text:p>
          </table:table-cell>
          <table:table-cell table:style-name="ce3" office:value-type="float" office:value="108.01">
            <text:p>108.01</text:p>
          </table:table-cell>
          <table:table-cell table:style-name="ce3" office:value-type="float" office:value="2.92669">
            <text:p>2.92669</text:p>
          </table:table-cell>
          <table:table-cell table:style-name="ce3" office:value-type="float" office:value="531.519">
            <text:p>531.519</text:p>
          </table:table-cell>
          <table:table-cell table:style-name="ce3" office:value-type="float" office:value="15.1479">
            <text:p>15.1479</text:p>
          </table:table-cell>
        </table:table-row>
        <table:table-row table:style-name="ro2">
          <table:table-cell office:value-type="string">
            <text:p>A4</text:p>
          </table:table-cell>
          <table:table-cell table:style-name="ce3" office:value-type="float" office:value="-1.64177">
            <text:p>-1.64177</text:p>
          </table:table-cell>
          <table:table-cell table:style-name="ce3" office:value-type="float" office:value="0.97541">
            <text:p>0.97541</text:p>
          </table:table-cell>
          <table:table-cell table:style-name="ce3" office:value-type="float" office:value="-1.28725">
            <text:p>-1.28725</text:p>
          </table:table-cell>
          <table:table-cell table:style-name="ce3" office:value-type="float" office:value="2.9062">
            <text:p>2.9062</text:p>
          </table:table-cell>
          <table:table-cell table:style-name="ce3" office:value-type="float" office:value="-1.38138">
            <text:p>-1.38138</text:p>
          </table:table-cell>
          <table:table-cell table:style-name="ce3" office:value-type="float" office:value="2.51072">
            <text:p>2.51072</text:p>
          </table:table-cell>
          <table:table-cell table:style-name="ce3" office:value-type="float" office:value="-1.85159">
            <text:p>-1.85159</text:p>
          </table:table-cell>
          <table:table-cell table:style-name="ce3" office:value-type="float" office:value="2.44883">
            <text:p>2.44883</text:p>
          </table:table-cell>
          <table:table-cell table:style-name="ce3" office:value-type="float" office:value="-2.27892">
            <text:p>-2.27892</text:p>
          </table:table-cell>
          <table:table-cell table:style-name="ce3" office:value-type="float" office:value="2.62705">
            <text:p>2.62705</text:p>
          </table:table-cell>
          <table:table-cell table:style-name="ce3" office:value-type="float" office:value="-1.648">
            <text:p>-1.648</text:p>
          </table:table-cell>
          <table:table-cell table:style-name="ce3" office:value-type="float" office:value="2.37769">
            <text:p>2.37769</text:p>
          </table:table-cell>
          <table:table-cell table:style-name="ce3" office:value-type="float" office:value="-0.0308517">
            <text:p>-0.0308517</text:p>
          </table:table-cell>
          <table:table-cell table:style-name="ce3" office:value-type="float" office:value="0.192713">
            <text:p>0.192713</text:p>
          </table:table-cell>
          <table:table-cell table:style-name="ce3" office:value-type="float" office:value="-0.841954">
            <text:p>-0.841954</text:p>
          </table:table-cell>
          <table:table-cell table:style-name="ce3" office:value-type="float" office:value="0.994402">
            <text:p>0.994402</text:p>
          </table:table-cell>
        </table:table-row>
        <table:table-row table:style-name="ro2">
          <table:table-cell office:value-type="string">
            <text:p>A5</text:p>
          </table:table-cell>
          <table:table-cell table:style-name="ce3" office:value-type="float" office:value="0.0232555">
            <text:p>0.0232555</text:p>
          </table:table-cell>
          <table:table-cell table:style-name="ce3" office:value-type="float" office:value="0.00972786">
            <text:p>0.00972786</text:p>
          </table:table-cell>
          <table:table-cell table:style-name="ce3" office:value-type="float" office:value="0.0635063">
            <text:p>0.0635063</text:p>
          </table:table-cell>
          <table:table-cell table:style-name="ce3" office:value-type="float" office:value="0.029019">
            <text:p>0.029019</text:p>
          </table:table-cell>
          <table:table-cell table:style-name="ce3" office:value-type="float" office:value="0.0561789">
            <text:p>0.0561789</text:p>
          </table:table-cell>
          <table:table-cell table:style-name="ce3" office:value-type="float" office:value="0.0250644">
            <text:p>0.0250644</text:p>
          </table:table-cell>
          <table:table-cell table:style-name="ce3" office:value-type="float" office:value="0.0604019">
            <text:p>0.0604019</text:p>
          </table:table-cell>
          <table:table-cell table:style-name="ce3" office:value-type="float" office:value="0.0244576">
            <text:p>0.0244576</text:p>
          </table:table-cell>
          <table:table-cell table:style-name="ce3" office:value-type="float" office:value="0.0669027">
            <text:p>0.0669027</text:p>
          </table:table-cell>
          <table:table-cell table:style-name="ce3" office:value-type="float" office:value="0.0262064">
            <text:p>0.0262064</text:p>
          </table:table-cell>
          <table:table-cell table:style-name="ce3" office:value-type="float" office:value="0.0624841">
            <text:p>0.0624841</text:p>
          </table:table-cell>
          <table:table-cell table:style-name="ce3" office:value-type="float" office:value="0.0237105">
            <text:p>0.0237105</text:p>
          </table:table-cell>
          <table:table-cell table:style-name="ce3" office:value-type="float" office:value="0.00269334">
            <text:p>0.00269334</text:p>
          </table:table-cell>
          <table:table-cell table:style-name="ce3" office:value-type="float" office:value="0.00191917">
            <text:p>0.00191917</text:p>
          </table:table-cell>
          <table:table-cell table:style-name="ce3" office:value-type="float" office:value="0.0218525">
            <text:p>0.0218525</text:p>
          </table:table-cell>
          <table:table-cell table:style-name="ce3" office:value-type="float" office:value="0.0099215">
            <text:p>0.0099215</text:p>
          </table:table-cell>
        </table:table-row>
        <table:table-row table:style-name="ro2">
          <table:table-cell office:value-type="string">
            <text:p>FWHM</text:p>
          </table:table-cell>
          <table:table-cell table:style-name="ce2" table:formula="of:=2*SQRT(2*LN(2))*[.B140]" office:value-type="float" office:value="17.9429281043205">
            <text:p>17.9429281043</text:p>
          </table:table-cell>
          <table:table-cell table:style-name="ce2"/>
          <table:table-cell table:style-name="ce2" table:formula="of:=2*SQRT(2*LN(2))*[.D140]" office:value-type="float" office:value="19.1808570019933">
            <text:p>19.180857002</text:p>
          </table:table-cell>
          <table:table-cell table:style-name="ce2"/>
          <table:table-cell table:style-name="ce2" table:formula="of:=2*SQRT(2*LN(2))*[.F140]" office:value-type="float" office:value="19.2873184162291">
            <text:p>19.2873184162</text:p>
          </table:table-cell>
          <table:table-cell table:style-name="ce2"/>
          <table:table-cell table:style-name="ce2" table:formula="of:=2*SQRT(2*LN(2))*[.H140]" office:value-type="float" office:value="19.230261126538">
            <text:p>19.2302611265</text:p>
          </table:table-cell>
          <table:table-cell table:style-name="ce2"/>
          <table:table-cell table:style-name="ce2" table:formula="of:=2*SQRT(2*LN(2))*[.J140]" office:value-type="float" office:value="19.3739993420867">
            <text:p>19.3739993421</text:p>
          </table:table-cell>
          <table:table-cell table:style-name="ce2"/>
          <table:table-cell table:style-name="ce2" table:formula="of:=2*SQRT(2*LN(2))*[.L140]" office:value-type="float" office:value="19.0253917826203">
            <text:p>19.0253917826</text:p>
          </table:table-cell>
          <table:table-cell table:style-name="ce2"/>
          <table:table-cell table:style-name="ce2" table:formula="of:=2*SQRT(2*LN(2))*[.N140]" office:value-type="float" office:value="18.5903858757018">
            <text:p>18.5903858757</text:p>
          </table:table-cell>
          <table:table-cell table:style-name="ce2"/>
          <table:table-cell table:style-name="ce2" table:formula="of:=2*SQRT(2*LN(2))*[.P140]" office:value-type="float" office:value="18.3078310184985">
            <text:p>18.3078310185</text:p>
          </table:table-cell>
          <table:table-cell table:style-name="ce2"/>
        </table:table-row>
        <table:table-row table:style-name="ro2">
          <table:table-cell office:value-type="string">
            <text:p>Transit Row</text:p>
          </table:table-cell>
          <table:table-cell table:style-name="ce2" office:value-type="float" office:value="157.724">
            <text:p>157.724</text:p>
          </table:table-cell>
          <table:table-cell table:style-name="ce2"/>
          <table:table-cell table:style-name="ce2" office:value-type="float" office:value="157.839">
            <text:p>157.839</text:p>
          </table:table-cell>
          <table:table-cell table:style-name="ce2"/>
          <table:table-cell table:style-name="ce2" office:value-type="float" office:value="157.905">
            <text:p>157.905</text:p>
          </table:table-cell>
          <table:table-cell table:style-name="ce2"/>
          <table:table-cell table:style-name="ce2" office:value-type="float" office:value="157.818">
            <text:p>157.818</text:p>
          </table:table-cell>
          <table:table-cell table:style-name="ce2"/>
          <table:table-cell table:style-name="ce2" office:value-type="float" office:value="157.093">
            <text:p>157.093</text:p>
          </table:table-cell>
          <table:table-cell table:style-name="ce2"/>
          <table:table-cell table:style-name="ce2" office:value-type="float" office:value="158.048">
            <text:p>158.048</text:p>
          </table:table-cell>
          <table:table-cell table:style-name="ce2"/>
          <table:table-cell table:style-name="ce2" office:value-type="float" office:value="158.177">
            <text:p>158.177</text:p>
          </table:table-cell>
          <table:table-cell table:style-name="ce2"/>
          <table:table-cell table:style-name="ce2" office:value-type="float" office:value="157.754">
            <text:p>157.754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2012-08-02</text:date>, <text:time>15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2:38:36.53</meta:creation-date>
    <dc:date>2012-08-02T15:34:46.66</dc:date>
    <meta:editing-duration>P2DT3H39M24S</meta:editing-duration>
    <meta:editing-cycles>7</meta:editing-cycles>
    <meta:generator>OpenOffice.org/3.3$Win32 OpenOffice.org_project/330m20$Build-9567</meta:generator>
    <meta:document-statistic meta:table-count="3" meta:cell-count="1566" meta:object-count="0"/>
  </office:meta>
</office:document-meta>
</file>